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reduce" table:style-name="ta1">
        <table:shapes>
          <draw:frame draw:z-index="0" draw:style-name="gr1" draw:text-style-name="P1" svg:width="453.51pt" svg:height="255.09pt" svg:x="76.65pt" svg:y="2684.07pt">
            <draw:object draw:notify-on-update-of-ranges="100m_reduce.E4:100m_reduce.E75 100m_reduce.B2:100m_reduce.B2 100m_reduce.F4:100m_reduce.F75 100m_reduce.E79:100m_reduce.E130 100m_reduce.B77:100m_reduce.B77 100m_reduce.F79:100m_reduce.F130 100m_reduce.E134:100m_reduce.E204 100m_reduce.B132:100m_reduce.B132 100m_reduce.F134:100m_reduce.F20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17.51pt" svg:y="2982.42pt">
            <draw:object draw:notify-on-update-of-ranges="100m_reduce.E79:100m_reduce.E130 100m_reduce.B77:100m_reduce.B77 100m_reduce.F79:100m_reduce.F130 100m_reduce.E134:100m_reduce.E204 100m_reduce.B132:100m_reduce.B132 100m_reduce.F134:100m_reduce.F20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9.33pt" svg:y="770.83pt">
            <draw:object draw:notify-on-update-of-ranges="100m_reduce.E4:100m_reduce.E75 100m_reduce.B2:100m_reduce.B2 100m_reduce.G4:100m_reduce.G75 100m_reduce.B77:100m_reduce.B77 100m_reduce.I80:100m_reduce.I130 100m_reduce.E79:100m_reduce.E130 100m_reduce.B132:100m_reduce.B132 100m_reduce.I134:100m_reduce.I204 100m_reduce.E134:100m_reduce.E20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0.118439" calcext:value-type="float">
            <text:p>0.118439</text:p>
          </table:table-cell>
          <table:table-cell table:formula="of:=0.118439/[.F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0.121294" calcext:value-type="float">
            <text:p>0.121294</text:p>
          </table:table-cell>
          <table:table-cell table:formula="of:=0.118439/[.F5]" office:value-type="float" office:value="0.976462149817798" calcext:value-type="float">
            <text:p>0.9764621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119191" calcext:value-type="float">
            <text:p>0.119191</text:p>
          </table:table-cell>
          <table:table-cell table:formula="of:=0.118439/[.F6]" office:value-type="float" office:value="0.993690798801923" calcext:value-type="float">
            <text:p>0.9936907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0.118059" calcext:value-type="float">
            <text:p>0.118059</text:p>
          </table:table-cell>
          <table:table-cell table:formula="of:=0.118439/[.F7]" office:value-type="float" office:value="1.00321872961824" calcext:value-type="float">
            <text:p>1.003218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.119002" calcext:value-type="float">
            <text:p>0.119002</text:p>
          </table:table-cell>
          <table:table-cell table:formula="of:=0.118439/[.F8]" office:value-type="float" office:value="0.995268987075847" calcext:value-type="float">
            <text:p>0.9952689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.117821" calcext:value-type="float">
            <text:p>0.117821</text:p>
          </table:table-cell>
          <table:table-cell table:formula="of:=0.118439/[.F9]" office:value-type="float" office:value="1.00524524490541" calcext:value-type="float">
            <text:p>1.0052452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118155" calcext:value-type="float">
            <text:p>0.118155</text:p>
          </table:table-cell>
          <table:table-cell table:formula="of:=0.118439/[.F10]" office:value-type="float" office:value="1.00240362236046" calcext:value-type="float">
            <text:p>1.0024036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118077" calcext:value-type="float">
            <text:p>0.118077</text:p>
          </table:table-cell>
          <table:table-cell table:formula="of:=0.118439/[.F11]" office:value-type="float" office:value="1.00306579604834" calcext:value-type="float">
            <text:p>1.003065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118059" calcext:value-type="float">
            <text:p>0.118059</text:p>
          </table:table-cell>
          <table:table-cell table:formula="of:=0.118439/[.F12]" office:value-type="float" office:value="1.00321872961824" calcext:value-type="float">
            <text:p>1.003218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18182" calcext:value-type="float">
            <text:p>0.118182</text:p>
          </table:table-cell>
          <table:table-cell table:formula="of:=0.118439/[.F13]" office:value-type="float" office:value="1.00217461203906" calcext:value-type="float">
            <text:p>1.002174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119054" calcext:value-type="float">
            <text:p>0.119054</text:p>
          </table:table-cell>
          <table:table-cell table:formula="of:=0.118439/[.F14]" office:value-type="float" office:value="0.994834276882759" calcext:value-type="float">
            <text:p>0.9948342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118448" calcext:value-type="float">
            <text:p>0.118448</text:p>
          </table:table-cell>
          <table:table-cell table:formula="of:=0.118439/[.F15]" office:value-type="float" office:value="0.999924017290288" calcext:value-type="float">
            <text:p>0.999924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119457" calcext:value-type="float">
            <text:p>0.119457</text:p>
          </table:table-cell>
          <table:table-cell table:formula="of:=0.118439/[.F16]" office:value-type="float" office:value="0.991478105092209" calcext:value-type="float">
            <text:p>0.9914781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118309" calcext:value-type="float">
            <text:p>0.118309</text:p>
          </table:table-cell>
          <table:table-cell table:formula="of:=0.118439/[.F17]" office:value-type="float" office:value="1.00109881750332" calcext:value-type="float">
            <text:p>1.0010988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118736" calcext:value-type="float">
            <text:p>0.118736</text:p>
          </table:table-cell>
          <table:table-cell table:formula="of:=0.118439/[.F18]" office:value-type="float" office:value="0.997498652472713" calcext:value-type="float">
            <text:p>0.9974986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18714" calcext:value-type="float">
            <text:p>0.118714</text:p>
          </table:table-cell>
          <table:table-cell table:formula="of:=0.118439/[.F19]" office:value-type="float" office:value="0.997683508263558" calcext:value-type="float">
            <text:p>0.9976835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118768" calcext:value-type="float">
            <text:p>0.118768</text:p>
          </table:table-cell>
          <table:table-cell table:formula="of:=0.118439/[.F20]" office:value-type="float" office:value="0.997229893574027" calcext:value-type="float">
            <text:p>0.9972298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118613" calcext:value-type="float">
            <text:p>0.118613</text:p>
          </table:table-cell>
          <table:table-cell table:formula="of:=0.118439/[.F21]" office:value-type="float" office:value="0.998533044438637" calcext:value-type="float">
            <text:p>0.9985330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18162" calcext:value-type="float">
            <text:p>0.118162</text:p>
          </table:table-cell>
          <table:table-cell table:formula="of:=0.118439/[.F22]" office:value-type="float" office:value="1.00234423926474" calcext:value-type="float">
            <text:p>1.0023442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118355" calcext:value-type="float">
            <text:p>0.118355</text:p>
          </table:table-cell>
          <table:table-cell table:formula="of:=0.118439/[.F23]" office:value-type="float" office:value="1.00070972920451" calcext:value-type="float">
            <text:p>1.000709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118338" calcext:value-type="float">
            <text:p>0.118338</text:p>
          </table:table-cell>
          <table:table-cell table:formula="of:=0.118439/[.F24]" office:value-type="float" office:value="1.0008534874681" calcext:value-type="float">
            <text:p>1.000853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120194" calcext:value-type="float">
            <text:p>0.120194</text:p>
          </table:table-cell>
          <table:table-cell table:formula="of:=0.118439/[.F25]" office:value-type="float" office:value="0.985398605587633" calcext:value-type="float">
            <text:p>0.9853986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119269" calcext:value-type="float">
            <text:p>0.119269</text:p>
          </table:table-cell>
          <table:table-cell table:formula="of:=0.118439/[.F26]" office:value-type="float" office:value="0.993040941065994" calcext:value-type="float">
            <text:p>0.9930409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19698" calcext:value-type="float">
            <text:p>0.119698</text:p>
          </table:table-cell>
          <table:table-cell table:formula="of:=0.118439/[.F27]" office:value-type="float" office:value="0.989481862687764" calcext:value-type="float">
            <text:p>0.9894818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120397" calcext:value-type="float">
            <text:p>0.120397</text:p>
          </table:table-cell>
          <table:table-cell table:formula="of:=0.118439/[.F28]" office:value-type="float" office:value="0.983737136307383" calcext:value-type="float">
            <text:p>0.9837371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119383" calcext:value-type="float">
            <text:p>0.119383</text:p>
          </table:table-cell>
          <table:table-cell table:formula="of:=0.118439/[.F29]" office:value-type="float" office:value="0.992092676511731" calcext:value-type="float">
            <text:p>0.9920926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19667" calcext:value-type="float">
            <text:p>0.119667</text:p>
          </table:table-cell>
          <table:table-cell table:formula="of:=0.118439/[.F30]" office:value-type="float" office:value="0.989738190144317" calcext:value-type="float">
            <text:p>0.9897381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969" calcext:value-type="float">
            <text:p>0.11969</text:p>
          </table:table-cell>
          <table:table-cell table:formula="of:=0.118439/[.F31]" office:value-type="float" office:value="0.98954799899741" calcext:value-type="float">
            <text:p>0.989547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119225" calcext:value-type="float">
            <text:p>0.119225</text:p>
          </table:table-cell>
          <table:table-cell table:formula="of:=0.118439/[.F32]" office:value-type="float" office:value="0.99340742293982" calcext:value-type="float">
            <text:p>0.9934074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120656" calcext:value-type="float">
            <text:p>0.120656</text:p>
          </table:table-cell>
          <table:table-cell table:formula="of:=0.118439/[.F33]" office:value-type="float" office:value="0.981625447553375" calcext:value-type="float">
            <text:p>0.9816254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119311" calcext:value-type="float">
            <text:p>0.119311</text:p>
          </table:table-cell>
          <table:table-cell table:formula="of:=0.118439/[.F34]" office:value-type="float" office:value="0.992691369613866" calcext:value-type="float">
            <text:p>0.9926913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119305" calcext:value-type="float">
            <text:p>0.119305</text:p>
          </table:table-cell>
          <table:table-cell table:formula="of:=0.118439/[.F35]" office:value-type="float" office:value="0.992741293323834" calcext:value-type="float">
            <text:p>0.9927412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799" calcext:value-type="float">
            <text:p>0.119799</text:p>
          </table:table-cell>
          <table:table-cell table:formula="of:=0.118439/[.F36]" office:value-type="float" office:value="0.9886476514829" calcext:value-type="float">
            <text:p>0.9886476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119954" calcext:value-type="float">
            <text:p>0.119954</text:p>
          </table:table-cell>
          <table:table-cell table:formula="of:=0.118439/[.F37]" office:value-type="float" office:value="0.987370158560782" calcext:value-type="float">
            <text:p>0.9873701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120407" calcext:value-type="float">
            <text:p>0.120407</text:p>
          </table:table-cell>
          <table:table-cell table:formula="of:=0.118439/[.F38]" office:value-type="float" office:value="0.983655435315222" calcext:value-type="float">
            <text:p>0.9836554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122471" calcext:value-type="float">
            <text:p>0.122471</text:p>
          </table:table-cell>
          <table:table-cell table:formula="of:=0.118439/[.F39]" office:value-type="float" office:value="0.967077920487299" calcext:value-type="float">
            <text:p>0.9670779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4094" calcext:value-type="float">
            <text:p>0.124094</text:p>
          </table:table-cell>
          <table:table-cell table:formula="of:=0.118439/[.F40]" office:value-type="float" office:value="0.954429706512805" calcext:value-type="float">
            <text:p>0.9544297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123938" calcext:value-type="float">
            <text:p>0.123938</text:p>
          </table:table-cell>
          <table:table-cell table:formula="of:=0.118439/[.F41]" office:value-type="float" office:value="0.955631041327115" calcext:value-type="float">
            <text:p>0.9556310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122937" calcext:value-type="float">
            <text:p>0.122937</text:p>
          </table:table-cell>
          <table:table-cell table:formula="of:=0.118439/[.F42]" office:value-type="float" office:value="0.963412154192798" calcext:value-type="float">
            <text:p>0.9634121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124541" calcext:value-type="float">
            <text:p>0.124541</text:p>
          </table:table-cell>
          <table:table-cell table:formula="of:=0.118439/[.F43]" office:value-type="float" office:value="0.951004087007491" calcext:value-type="float">
            <text:p>0.951004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130234" calcext:value-type="float">
            <text:p>0.130234</text:p>
          </table:table-cell>
          <table:table-cell table:formula="of:=0.118439/[.F44]" office:value-type="float" office:value="0.909432252714345" calcext:value-type="float">
            <text:p>0.9094322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125121" calcext:value-type="float">
            <text:p>0.125121</text:p>
          </table:table-cell>
          <table:table-cell table:formula="of:=0.118439/[.F45]" office:value-type="float" office:value="0.946595695366885" calcext:value-type="float">
            <text:p>0.9465956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125451" calcext:value-type="float">
            <text:p>0.125451</text:p>
          </table:table-cell>
          <table:table-cell table:formula="of:=0.118439/[.F46]" office:value-type="float" office:value="0.94410566675435" calcext:value-type="float">
            <text:p>0.9441056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131202" calcext:value-type="float">
            <text:p>0.131202</text:p>
          </table:table-cell>
          <table:table-cell table:formula="of:=0.118439/[.F47]" office:value-type="float" office:value="0.902722519473789" calcext:value-type="float">
            <text:p>0.9027225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3229" calcext:value-type="float">
            <text:p>0.13229</text:p>
          </table:table-cell>
          <table:table-cell table:formula="of:=0.118439/[.F48]" office:value-type="float" office:value="0.895298208481366" calcext:value-type="float">
            <text:p>0.8952982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41859" calcext:value-type="float">
            <text:p>0.141859</text:p>
          </table:table-cell>
          <table:table-cell table:formula="of:=0.118439/[.F49]" office:value-type="float" office:value="0.834906491657209" calcext:value-type="float">
            <text:p>0.834906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141869" calcext:value-type="float">
            <text:p>0.141869</text:p>
          </table:table-cell>
          <table:table-cell table:formula="of:=0.118439/[.F50]" office:value-type="float" office:value="0.834847641133722" calcext:value-type="float">
            <text:p>0.8348476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142396" calcext:value-type="float">
            <text:p>0.142396</text:p>
          </table:table-cell>
          <table:table-cell table:formula="of:=0.118439/[.F51]" office:value-type="float" office:value="0.831757914548161" calcext:value-type="float">
            <text:p>0.831757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165649" calcext:value-type="float">
            <text:p>0.165649</text:p>
          </table:table-cell>
          <table:table-cell table:formula="of:=0.118439/[.F52]" office:value-type="float" office:value="0.714999788709862" calcext:value-type="float">
            <text:p>0.7149997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163461" calcext:value-type="float">
            <text:p>0.163461</text:p>
          </table:table-cell>
          <table:table-cell table:formula="of:=0.118439/[.F53]" office:value-type="float" office:value="0.724570386820098" calcext:value-type="float">
            <text:p>0.7245703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162769" calcext:value-type="float">
            <text:p>0.162769</text:p>
          </table:table-cell>
          <table:table-cell table:formula="of:=0.118439/[.F54]" office:value-type="float" office:value="0.727650842605164" calcext:value-type="float">
            <text:p>0.7276508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16424" calcext:value-type="float">
            <text:p>0.16424</text:p>
          </table:table-cell>
          <table:table-cell table:formula="of:=0.118439/[.F55]" office:value-type="float" office:value="0.721133706770579" calcext:value-type="float">
            <text:p>0.7211337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207478" calcext:value-type="float">
            <text:p>0.207478</text:p>
          </table:table-cell>
          <table:table-cell table:formula="of:=0.118439/[.F56]" office:value-type="float" office:value="0.570850885395078" calcext:value-type="float">
            <text:p>0.5708508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208052" calcext:value-type="float">
            <text:p>0.208052</text:p>
          </table:table-cell>
          <table:table-cell table:formula="of:=0.118439/[.F57]" office:value-type="float" office:value="0.569275950243208" calcext:value-type="float">
            <text:p>0.5692759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29331" calcext:value-type="float">
            <text:p>0.29331</text:p>
          </table:table-cell>
          <table:table-cell table:formula="of:=0.118439/[.F58]" office:value-type="float" office:value="0.40380143875081" calcext:value-type="float">
            <text:p>0.403801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79036" calcext:value-type="float">
            <text:p>0.479036</text:p>
          </table:table-cell>
          <table:table-cell table:formula="of:=0.118439/[.F59]" office:value-type="float" office:value="0.247244465969155" calcext:value-type="float">
            <text:p>0.247244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0.484631" calcext:value-type="float">
            <text:p>0.484631</text:p>
          </table:table-cell>
          <table:table-cell table:formula="of:=0.118439/[.F60]" office:value-type="float" office:value="0.244390061717059" calcext:value-type="float">
            <text:p>0.2443900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0.472769" calcext:value-type="float">
            <text:p>0.472769</text:p>
          </table:table-cell>
          <table:table-cell table:formula="of:=0.118439/[.F61]" office:value-type="float" office:value="0.25052192508392" calcext:value-type="float">
            <text:p>0.2505219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0.48476" calcext:value-type="float">
            <text:p>0.48476</text:p>
          </table:table-cell>
          <table:table-cell table:formula="of:=0.118439/[.F62]" office:value-type="float" office:value="0.244325026817394" calcext:value-type="float">
            <text:p>0.2443250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0.474555" calcext:value-type="float">
            <text:p>0.474555</text:p>
          </table:table-cell>
          <table:table-cell table:formula="of:=0.118439/[.F63]" office:value-type="float" office:value="0.249579079348021" calcext:value-type="float">
            <text:p>0.2495790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0.773831" calcext:value-type="float">
            <text:p>0.773831</text:p>
          </table:table-cell>
          <table:table-cell table:formula="of:=0.118439/[.F64]" office:value-type="float" office:value="0.153055382893681" calcext:value-type="float">
            <text:p>0.1530553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767273" calcext:value-type="float">
            <text:p>0.767273</text:p>
          </table:table-cell>
          <table:table-cell table:formula="of:=0.118439/[.F65]" office:value-type="float" office:value="0.154363570723849" calcext:value-type="float">
            <text:p>0.1543635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1.02844" calcext:value-type="float">
            <text:p>1.02844</text:p>
          </table:table-cell>
          <table:table-cell table:formula="of:=0.118439/[.F66]" office:value-type="float" office:value="0.115163743144957" calcext:value-type="float">
            <text:p>0.1151637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1.9133" calcext:value-type="float">
            <text:p>1.9133</text:p>
          </table:table-cell>
          <table:table-cell table:formula="of:=0.118439/[.F67]" office:value-type="float" office:value="0.0619029948256938" calcext:value-type="float">
            <text:p>0.0619029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1.93651" calcext:value-type="float">
            <text:p>1.93651</text:p>
          </table:table-cell>
          <table:table-cell table:formula="of:=0.118439/[.F68]" office:value-type="float" office:value="0.0611610577792007" calcext:value-type="float">
            <text:p>0.0611610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1.83501" calcext:value-type="float">
            <text:p>1.83501</text:p>
          </table:table-cell>
          <table:table-cell table:formula="of:=0.118439/[.F69]" office:value-type="float" office:value="0.0645440624301775" calcext:value-type="float">
            <text:p>0.064544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1.9141" calcext:value-type="float">
            <text:p>1.9141</text:p>
          </table:table-cell>
          <table:table-cell table:formula="of:=0.118439/[.F70]" office:value-type="float" office:value="0.0618771224073977" calcext:value-type="float">
            <text:p>0.0618771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3.75514" calcext:value-type="float">
            <text:p>3.75514</text:p>
          </table:table-cell>
          <table:table-cell table:formula="of:=0.118439/[.F71]" office:value-type="float" office:value="0.0315405018188403" calcext:value-type="float">
            <text:p>0.031540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3.80999" calcext:value-type="float">
            <text:p>3.80999</text:p>
          </table:table-cell>
          <table:table-cell table:formula="of:=0.118439/[.F72]" office:value-type="float" office:value="0.0310864332977252" calcext:value-type="float">
            <text:p>0.0310864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3.82062" calcext:value-type="float">
            <text:p>3.82062</text:p>
          </table:table-cell>
          <table:table-cell table:formula="of:=0.118439/[.F73]" office:value-type="float" office:value="0.0309999424177228" calcext:value-type="float">
            <text:p>0.030999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7.49218" calcext:value-type="float">
            <text:p>7.49218</text:p>
          </table:table-cell>
          <table:table-cell table:formula="of:=0.118439/[.F74]" office:value-type="float" office:value="0.0158083495057513" calcext:value-type="float">
            <text:p>0.0158083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11.1764" calcext:value-type="float">
            <text:p>11.1764</text:p>
          </table:table-cell>
          <table:table-cell table:formula="of:=0.118439/[.F75]" office:value-type="float" office:value="0.0105972406141512" calcext:value-type="float">
            <text:p>0.010597240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0.0693604" calcext:value-type="float">
            <text:p>0.0693604</text:p>
          </table:table-cell>
          <table:table-cell table:formula="of:=[.F4]/[.F79]" office:value-type="float" office:value="1.70758819153292" calcext:value-type="float">
            <text:p>1.7075881915</text:p>
          </table:table-cell>
          <table:table-cell/>
          <table:table-cell table:formula="of:=0.118439 / [.F79]" office:value-type="float" office:value="1.70758819153292" calcext:value-type="float">
            <text:p>1.70758819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0.0706717" calcext:value-type="float">
            <text:p>0.0706717</text:p>
          </table:table-cell>
          <table:table-cell table:formula="of:=[.F5]/[.F80]" office:value-type="float" office:value="1.7163022822431" calcext:value-type="float">
            <text:p>1.7163022822</text:p>
          </table:table-cell>
          <table:table-cell/>
          <table:table-cell table:formula="of:=0.118439 / [.F80]" office:value-type="float" office:value="1.6759042162563" calcext:value-type="float">
            <text:p>1.67590421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0695945" calcext:value-type="float">
            <text:p>0.0695945</text:p>
          </table:table-cell>
          <table:table-cell table:formula="of:=[.F6]/[.F81]" office:value-type="float" office:value="1.71264970651416" calcext:value-type="float">
            <text:p>1.7126497065</text:p>
          </table:table-cell>
          <table:table-cell/>
          <table:table-cell table:formula="of:=0.118439 / [.F81]" office:value-type="float" office:value="1.70184425493394" calcext:value-type="float">
            <text:p>1.70184425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0.0694722" calcext:value-type="float">
            <text:p>0.0694722</text:p>
          </table:table-cell>
          <table:table-cell table:formula="of:=[.F7]/[.F82]" office:value-type="float" office:value="1.69937039564027" calcext:value-type="float">
            <text:p>1.6993703956</text:p>
          </table:table-cell>
          <table:table-cell/>
          <table:table-cell table:formula="of:=0.118439 / [.F82]" office:value-type="float" office:value="1.70484020946508" calcext:value-type="float">
            <text:p>1.70484020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.0697738" calcext:value-type="float">
            <text:p>0.0697738</text:p>
          </table:table-cell>
          <table:table-cell table:formula="of:=[.F8]/[.F83]" office:value-type="float" office:value="1.70553990179695" calcext:value-type="float">
            <text:p>1.7055399018</text:p>
          </table:table-cell>
          <table:table-cell/>
          <table:table-cell table:formula="of:=0.118439 / [.F83]" office:value-type="float" office:value="1.69747097047889" calcext:value-type="float">
            <text:p>1.69747097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.0488696" calcext:value-type="float">
            <text:p>0.0488696</text:p>
          </table:table-cell>
          <table:table-cell table:formula="of:=[.F9]/[.F84]" office:value-type="float" office:value="2.41092621998134" calcext:value-type="float">
            <text:p>2.41092622</text:p>
          </table:table-cell>
          <table:table-cell/>
          <table:table-cell table:formula="of:=0.118439 / [.F84]" office:value-type="float" office:value="2.42357211845401" calcext:value-type="float">
            <text:p>2.42357211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0489569" calcext:value-type="float">
            <text:p>0.0489569</text:p>
          </table:table-cell>
          <table:table-cell table:formula="of:=[.F10]/[.F85]" office:value-type="float" office:value="2.41344938098613" calcext:value-type="float">
            <text:p>2.413449381</text:p>
          </table:table-cell>
          <table:table-cell/>
          <table:table-cell table:formula="of:=0.118439 / [.F85]" office:value-type="float" office:value="2.41925040188411" calcext:value-type="float">
            <text:p>2.41925040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0489222" calcext:value-type="float">
            <text:p>0.0489222</text:p>
          </table:table-cell>
          <table:table-cell table:formula="of:=[.F11]/[.F86]" office:value-type="float" office:value="2.41356684695292" calcext:value-type="float">
            <text:p>2.413566847</text:p>
          </table:table-cell>
          <table:table-cell/>
          <table:table-cell table:formula="of:=0.118439 / [.F86]" office:value-type="float" office:value="2.42096635065471" calcext:value-type="float">
            <text:p>2.42096635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0489178" calcext:value-type="float">
            <text:p>0.0489178</text:p>
          </table:table-cell>
          <table:table-cell table:formula="of:=[.F12]/[.F87]" office:value-type="float" office:value="2.41341597537093" calcext:value-type="float">
            <text:p>2.4134159754</text:p>
          </table:table-cell>
          <table:table-cell/>
          <table:table-cell table:formula="of:=0.118439 / [.F87]" office:value-type="float" office:value="2.42118410885199" calcext:value-type="float">
            <text:p>2.42118410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494833" calcext:value-type="float">
            <text:p>0.0494833</text:p>
          </table:table-cell>
          <table:table-cell table:formula="of:=[.F13]/[.F88]" office:value-type="float" office:value="2.38832090826602" calcext:value-type="float">
            <text:p>2.3883209083</text:p>
          </table:table-cell>
          <table:table-cell/>
          <table:table-cell table:formula="of:=0.118439 / [.F88]" office:value-type="float" office:value="2.39351457966627" calcext:value-type="float">
            <text:p>2.39351457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487695" calcext:value-type="float">
            <text:p>0.0487695</text:p>
          </table:table-cell>
          <table:table-cell table:formula="of:=[.F14]/[.F89]" office:value-type="float" office:value="2.4411568705851" calcext:value-type="float">
            <text:p>2.4411568706</text:p>
          </table:table-cell>
          <table:table-cell/>
          <table:table-cell table:formula="of:=0.118439 / [.F89]" office:value-type="float" office:value="2.42854653010591" calcext:value-type="float">
            <text:p>2.42854653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0485617" calcext:value-type="float">
            <text:p>0.0485617</text:p>
          </table:table-cell>
          <table:table-cell table:formula="of:=[.F15]/[.F90]" office:value-type="float" office:value="2.43912383627427" calcext:value-type="float">
            <text:p>2.4391238363</text:p>
          </table:table-cell>
          <table:table-cell/>
          <table:table-cell table:formula="of:=0.118439 / [.F90]" office:value-type="float" office:value="2.43893850503586" calcext:value-type="float">
            <text:p>2.4389385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0488144" calcext:value-type="float">
            <text:p>0.0488144</text:p>
          </table:table-cell>
          <table:table-cell table:formula="of:=[.F16]/[.F91]" office:value-type="float" office:value="2.44716722934216" calcext:value-type="float">
            <text:p>2.4471672293</text:p>
          </table:table-cell>
          <table:table-cell/>
          <table:table-cell table:formula="of:=0.118439 / [.F91]" office:value-type="float" office:value="2.42631272739192" calcext:value-type="float">
            <text:p>2.42631272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0486753" calcext:value-type="float">
            <text:p>0.0486753</text:p>
          </table:table-cell>
          <table:table-cell table:formula="of:=[.F17]/[.F92]" office:value-type="float" office:value="2.43057567184999" calcext:value-type="float">
            <text:p>2.4305756719</text:p>
          </table:table-cell>
          <table:table-cell/>
          <table:table-cell table:formula="of:=0.118439 / [.F92]" office:value-type="float" office:value="2.43324643094136" calcext:value-type="float">
            <text:p>2.43324643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487458" calcext:value-type="float">
            <text:p>0.0487458</text:p>
          </table:table-cell>
          <table:table-cell table:formula="of:=[.F18]/[.F93]" office:value-type="float" office:value="2.43582011168142" calcext:value-type="float">
            <text:p>2.4358201117</text:p>
          </table:table-cell>
          <table:table-cell/>
          <table:table-cell table:formula="of:=0.118439 / [.F93]" office:value-type="float" office:value="2.42972727906815" calcext:value-type="float">
            <text:p>2.42972727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494419" calcext:value-type="float">
            <text:p>0.0494419</text:p>
          </table:table-cell>
          <table:table-cell table:formula="of:=[.F19]/[.F94]" office:value-type="float" office:value="2.40108086461079" calcext:value-type="float">
            <text:p>2.4010808646</text:p>
          </table:table-cell>
          <table:table-cell/>
          <table:table-cell table:formula="of:=0.118439 / [.F94]" office:value-type="float" office:value="2.39551878062939" calcext:value-type="float">
            <text:p>2.395518780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490606" calcext:value-type="float">
            <text:p>0.0490606</text:p>
          </table:table-cell>
          <table:table-cell table:formula="of:=[.F20]/[.F95]" office:value-type="float" office:value="2.42084279442159" calcext:value-type="float">
            <text:p>2.4208427944</text:p>
          </table:table-cell>
          <table:table-cell/>
          <table:table-cell table:formula="of:=0.118439 / [.F95]" office:value-type="float" office:value="2.41413680224049" calcext:value-type="float">
            <text:p>2.41413680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0486334" calcext:value-type="float">
            <text:p>0.0486334</text:p>
          </table:table-cell>
          <table:table-cell table:formula="of:=[.F21]/[.F96]" office:value-type="float" office:value="2.43892057721648" calcext:value-type="float">
            <text:p>2.4389205772</text:p>
          </table:table-cell>
          <table:table-cell/>
          <table:table-cell table:formula="of:=0.118439 / [.F96]" office:value-type="float" office:value="2.43534278911201" calcext:value-type="float">
            <text:p>2.43534278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85039" calcext:value-type="float">
            <text:p>0.0485039</text:p>
          </table:table-cell>
          <table:table-cell table:formula="of:=[.F22]/[.F97]" office:value-type="float" office:value="2.43613400159575" calcext:value-type="float">
            <text:p>2.4361340016</text:p>
          </table:table-cell>
          <table:table-cell/>
          <table:table-cell table:formula="of:=0.118439 / [.F97]" office:value-type="float" office:value="2.44184488257645" calcext:value-type="float">
            <text:p>2.441844882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488323" calcext:value-type="float">
            <text:p>0.0488323</text:p>
          </table:table-cell>
          <table:table-cell table:formula="of:=[.F23]/[.F98]" office:value-type="float" office:value="2.42370316368469" calcext:value-type="float">
            <text:p>2.4237031637</text:p>
          </table:table-cell>
          <table:table-cell/>
          <table:table-cell table:formula="of:=0.118439 / [.F98]" office:value-type="float" office:value="2.42542333660303" calcext:value-type="float">
            <text:p>2.425423336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49102" calcext:value-type="float">
            <text:p>0.049102</text:p>
          </table:table-cell>
          <table:table-cell table:formula="of:=[.F24]/[.F99]" office:value-type="float" office:value="2.41004439737689" calcext:value-type="float">
            <text:p>2.4100443974</text:p>
          </table:table-cell>
          <table:table-cell/>
          <table:table-cell table:formula="of:=0.118439 / [.F99]" office:value-type="float" office:value="2.41210134006761" calcext:value-type="float">
            <text:p>2.41210134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494916" calcext:value-type="float">
            <text:p>0.0494916</text:p>
          </table:table-cell>
          <table:table-cell table:formula="of:=[.F25]/[.F100]" office:value-type="float" office:value="2.4285737377656" calcext:value-type="float">
            <text:p>2.4285737378</text:p>
          </table:table-cell>
          <table:table-cell/>
          <table:table-cell table:formula="of:=0.118439 / [.F100]" office:value-type="float" office:value="2.39311317476097" calcext:value-type="float">
            <text:p>2.393113174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485908" calcext:value-type="float">
            <text:p>0.0485908</text:p>
          </table:table-cell>
          <table:table-cell table:formula="of:=[.F26]/[.F101]" office:value-type="float" office:value="2.45455929929122" calcext:value-type="float">
            <text:p>2.4545592993</text:p>
          </table:table-cell>
          <table:table-cell/>
          <table:table-cell table:formula="of:=0.118439 / [.F101]" office:value-type="float" office:value="2.43747787647044" calcext:value-type="float">
            <text:p>2.43747787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488218" calcext:value-type="float">
            <text:p>0.0488218</text:p>
          </table:table-cell>
          <table:table-cell table:formula="of:=[.F27]/[.F102]" office:value-type="float" office:value="2.45173262763765" calcext:value-type="float">
            <text:p>2.4517326276</text:p>
          </table:table-cell>
          <table:table-cell/>
          <table:table-cell table:formula="of:=0.118439 / [.F102]" office:value-type="float" office:value="2.42594496720727" calcext:value-type="float">
            <text:p>2.425944967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487255" calcext:value-type="float">
            <text:p>0.0487255</text:p>
          </table:table-cell>
          <table:table-cell table:formula="of:=[.F28]/[.F103]" office:value-type="float" office:value="2.47092384890868" calcext:value-type="float">
            <text:p>2.4709238489</text:p>
          </table:table-cell>
          <table:table-cell/>
          <table:table-cell table:formula="of:=0.118439 / [.F103]" office:value-type="float" office:value="2.43073955115904" calcext:value-type="float">
            <text:p>2.430739551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487079" calcext:value-type="float">
            <text:p>0.0487079</text:p>
          </table:table-cell>
          <table:table-cell table:formula="of:=[.F29]/[.F104]" office:value-type="float" office:value="2.45099870862837" calcext:value-type="float">
            <text:p>2.4509987086</text:p>
          </table:table-cell>
          <table:table-cell/>
          <table:table-cell table:formula="of:=0.118439 / [.F104]" office:value-type="float" office:value="2.43161786896992" calcext:value-type="float">
            <text:p>2.4316178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487109" calcext:value-type="float">
            <text:p>0.0487109</text:p>
          </table:table-cell>
          <table:table-cell table:formula="of:=[.F30]/[.F105]" office:value-type="float" office:value="2.45667807410662" calcext:value-type="float">
            <text:p>2.4566780741</text:p>
          </table:table-cell>
          <table:table-cell/>
          <table:table-cell table:formula="of:=0.118439 / [.F105]" office:value-type="float" office:value="2.43146811083351" calcext:value-type="float">
            <text:p>2.43146811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92722" calcext:value-type="float">
            <text:p>0.0492722</text:p>
          </table:table-cell>
          <table:table-cell table:formula="of:=[.F31]/[.F106]" office:value-type="float" office:value="2.42915883601706" calcext:value-type="float">
            <text:p>2.429158836</text:p>
          </table:table-cell>
          <table:table-cell/>
          <table:table-cell table:formula="of:=0.118439 / [.F106]" office:value-type="float" office:value="2.40376926542756" calcext:value-type="float">
            <text:p>2.40376926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0491257" calcext:value-type="float">
            <text:p>0.0491257</text:p>
          </table:table-cell>
          <table:table-cell table:formula="of:=[.F32]/[.F107]" office:value-type="float" office:value="2.42693742786362" calcext:value-type="float">
            <text:p>2.4269374279</text:p>
          </table:table-cell>
          <table:table-cell/>
          <table:table-cell table:formula="of:=0.118439 / [.F107]" office:value-type="float" office:value="2.4109376558502" calcext:value-type="float">
            <text:p>2.41093765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0489761" calcext:value-type="float">
            <text:p>0.0489761</text:p>
          </table:table-cell>
          <table:table-cell table:formula="of:=[.F33]/[.F108]" office:value-type="float" office:value="2.46356896527082" calcext:value-type="float">
            <text:p>2.4635689653</text:p>
          </table:table-cell>
          <table:table-cell/>
          <table:table-cell table:formula="of:=0.118439 / [.F108]" office:value-type="float" office:value="2.41830198811257" calcext:value-type="float">
            <text:p>2.41830198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0490538" calcext:value-type="float">
            <text:p>0.0490538</text:p>
          </table:table-cell>
          <table:table-cell table:formula="of:=[.F34]/[.F109]" office:value-type="float" office:value="2.43224785847376" calcext:value-type="float">
            <text:p>2.4322478585</text:p>
          </table:table-cell>
          <table:table-cell/>
          <table:table-cell table:formula="of:=0.118439 / [.F109]" office:value-type="float" office:value="2.41447145786871" calcext:value-type="float">
            <text:p>2.414471457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048935" calcext:value-type="float">
            <text:p>0.048935</text:p>
          </table:table-cell>
          <table:table-cell table:formula="of:=[.F35]/[.F110]" office:value-type="float" office:value="2.43803003984878" calcext:value-type="float">
            <text:p>2.4380300398</text:p>
          </table:table-cell>
          <table:table-cell/>
          <table:table-cell table:formula="of:=0.118439 / [.F110]" office:value-type="float" office:value="2.42033309492183" calcext:value-type="float">
            <text:p>2.42033309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92071" calcext:value-type="float">
            <text:p>0.0492071</text:p>
          </table:table-cell>
          <table:table-cell table:formula="of:=[.F36]/[.F111]" office:value-type="float" office:value="2.43458769161361" calcext:value-type="float">
            <text:p>2.4345876916</text:p>
          </table:table-cell>
          <table:table-cell/>
          <table:table-cell table:formula="of:=0.118439 / [.F111]" office:value-type="float" office:value="2.40694940364297" calcext:value-type="float">
            <text:p>2.40694940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0500954" calcext:value-type="float">
            <text:p>0.0500954</text:p>
          </table:table-cell>
          <table:table-cell table:formula="of:=[.F37]/[.F112]" office:value-type="float" office:value="2.39451127249208" calcext:value-type="float">
            <text:p>2.3945112725</text:p>
          </table:table-cell>
          <table:table-cell/>
          <table:table-cell table:formula="of:=0.118439 / [.F112]" office:value-type="float" office:value="2.36426897479609" calcext:value-type="float">
            <text:p>2.364268974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49739" calcext:value-type="float">
            <text:p>0.049739</text:p>
          </table:table-cell>
          <table:table-cell table:formula="of:=[.F38]/[.F113]" office:value-type="float" office:value="2.4207764530851" calcext:value-type="float">
            <text:p>2.4207764531</text:p>
          </table:table-cell>
          <table:table-cell/>
          <table:table-cell table:formula="of:=0.118439 / [.F113]" office:value-type="float" office:value="2.38120991576027" calcext:value-type="float">
            <text:p>2.381209915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0517608" calcext:value-type="float">
            <text:p>0.0517608</text:p>
          </table:table-cell>
          <table:table-cell table:formula="of:=[.F39]/[.F114]" office:value-type="float" office:value="2.36609557812089" calcext:value-type="float">
            <text:p>2.3660955781</text:p>
          </table:table-cell>
          <table:table-cell/>
          <table:table-cell table:formula="of:=0.118439 / [.F114]" office:value-type="float" office:value="2.28819879136335" calcext:value-type="float">
            <text:p>2.28819879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64488" calcext:value-type="float">
            <text:p>0.0564488</text:p>
          </table:table-cell>
          <table:table-cell table:formula="of:=[.F40]/[.F115]" office:value-type="float" office:value="2.19834611187483" calcext:value-type="float">
            <text:p>2.1983461119</text:p>
          </table:table-cell>
          <table:table-cell/>
          <table:table-cell table:formula="of:=0.118439 / [.F115]" office:value-type="float" office:value="2.09816683437026" calcext:value-type="float">
            <text:p>2.09816683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568754" calcext:value-type="float">
            <text:p>0.0568754</text:p>
          </table:table-cell>
          <table:table-cell table:formula="of:=[.F41]/[.F116]" office:value-type="float" office:value="2.17911434469032" calcext:value-type="float">
            <text:p>2.1791143447</text:p>
          </table:table-cell>
          <table:table-cell/>
          <table:table-cell table:formula="of:=0.118439 / [.F116]" office:value-type="float" office:value="2.08242931038727" calcext:value-type="float">
            <text:p>2.082429310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563854" calcext:value-type="float">
            <text:p>0.0563854</text:p>
          </table:table-cell>
          <table:table-cell table:formula="of:=[.F42]/[.F117]" office:value-type="float" office:value="2.18029844605164" calcext:value-type="float">
            <text:p>2.1802984461</text:p>
          </table:table-cell>
          <table:table-cell/>
          <table:table-cell table:formula="of:=0.118439 / [.F117]" office:value-type="float" office:value="2.10052602269382" calcext:value-type="float">
            <text:p>2.10052602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565672" calcext:value-type="float">
            <text:p>0.0565672</text:p>
          </table:table-cell>
          <table:table-cell table:formula="of:=[.F43]/[.F118]" office:value-type="float" office:value="2.20164689077769" calcext:value-type="float">
            <text:p>2.2016468908</text:p>
          </table:table-cell>
          <table:table-cell/>
          <table:table-cell table:formula="of:=0.118439 / [.F118]" office:value-type="float" office:value="2.09377519127692" calcext:value-type="float">
            <text:p>2.09377519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701473" calcext:value-type="float">
            <text:p>0.0701473</text:p>
          </table:table-cell>
          <table:table-cell table:formula="of:=[.F44]/[.F119]" office:value-type="float" office:value="1.85657894174116" calcext:value-type="float">
            <text:p>1.8565789417</text:p>
          </table:table-cell>
          <table:table-cell/>
          <table:table-cell table:formula="of:=0.118439 / [.F119]" office:value-type="float" office:value="1.68843276932968" calcext:value-type="float">
            <text:p>1.68843276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695713" calcext:value-type="float">
            <text:p>0.0695713</text:p>
          </table:table-cell>
          <table:table-cell table:formula="of:=[.F45]/[.F120]" office:value-type="float" office:value="1.79845712240536" calcext:value-type="float">
            <text:p>1.7984571224</text:p>
          </table:table-cell>
          <table:table-cell/>
          <table:table-cell table:formula="of:=0.118439 / [.F120]" office:value-type="float" office:value="1.70241177037083" calcext:value-type="float">
            <text:p>1.702411770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696223" calcext:value-type="float">
            <text:p>0.0696223</text:p>
          </table:table-cell>
          <table:table-cell table:formula="of:=[.F46]/[.F121]" office:value-type="float" office:value="1.80187957019518" calcext:value-type="float">
            <text:p>1.8018795702</text:p>
          </table:table-cell>
          <table:table-cell/>
          <table:table-cell table:formula="of:=0.118439 / [.F121]" office:value-type="float" office:value="1.70116471303016" calcext:value-type="float">
            <text:p>1.7011647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119631" calcext:value-type="float">
            <text:p>0.119631</text:p>
          </table:table-cell>
          <table:table-cell table:formula="of:=[.F47]/[.F122]" office:value-type="float" office:value="1.09672242144595" calcext:value-type="float">
            <text:p>1.0967224214</text:p>
          </table:table-cell>
          <table:table-cell/>
          <table:table-cell table:formula="of:=0.118439 / [.F122]" office:value-type="float" office:value="0.990036027451079" calcext:value-type="float">
            <text:p>0.99003602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2231" calcext:value-type="float">
            <text:p>0.12231</text:p>
          </table:table-cell>
          <table:table-cell table:formula="of:=[.F48]/[.F123]" office:value-type="float" office:value="1.0815959447306" calcext:value-type="float">
            <text:p>1.0815959447</text:p>
          </table:table-cell>
          <table:table-cell/>
          <table:table-cell table:formula="of:=0.118439 / [.F123]" office:value-type="float" office:value="0.96835091161802" calcext:value-type="float">
            <text:p>0.96835091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93778" calcext:value-type="float">
            <text:p>0.293778</text:p>
          </table:table-cell>
          <table:table-cell table:formula="of:=[.F49]/[.F124]" office:value-type="float" office:value="0.482878227777437" calcext:value-type="float">
            <text:p>0.4828782278</text:p>
          </table:table-cell>
          <table:table-cell/>
          <table:table-cell table:formula="of:=0.118439 / [.F124]" office:value-type="float" office:value="0.403158167051311" calcext:value-type="float">
            <text:p>0.40315816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299268" calcext:value-type="float">
            <text:p>0.299268</text:p>
          </table:table-cell>
          <table:table-cell table:formula="of:=[.F50]/[.F125]" office:value-type="float" office:value="0.474053356857399" calcext:value-type="float">
            <text:p>0.4740533569</text:p>
          </table:table-cell>
          <table:table-cell/>
          <table:table-cell table:formula="of:=0.118439 / [.F125]" office:value-type="float" office:value="0.395762326743922" calcext:value-type="float">
            <text:p>0.39576232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294188" calcext:value-type="float">
            <text:p>0.294188</text:p>
          </table:table-cell>
          <table:table-cell table:formula="of:=[.F51]/[.F126]" office:value-type="float" office:value="0.484030619875726" calcext:value-type="float">
            <text:p>0.4840306199</text:p>
          </table:table-cell>
          <table:table-cell/>
          <table:table-cell table:formula="of:=0.118439 / [.F126]" office:value-type="float" office:value="0.402596298965287" calcext:value-type="float">
            <text:p>0.40259629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650388" calcext:value-type="float">
            <text:p>0.650388</text:p>
          </table:table-cell>
          <table:table-cell table:formula="of:=[.F52]/[.F127]" office:value-type="float" office:value="0.254692583504001" calcext:value-type="float">
            <text:p>0.2546925835</text:p>
          </table:table-cell>
          <table:table-cell/>
          <table:table-cell table:formula="of:=0.118439 / [.F127]" office:value-type="float" office:value="0.182105143391329" calcext:value-type="float">
            <text:p>0.18210514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652612" calcext:value-type="float">
            <text:p>0.652612</text:p>
          </table:table-cell>
          <table:table-cell table:formula="of:=[.F53]/[.F128]" office:value-type="float" office:value="0.25047194964236" calcext:value-type="float">
            <text:p>0.2504719496</text:p>
          </table:table-cell>
          <table:table-cell/>
          <table:table-cell table:formula="of:=0.118439 / [.F128]" office:value-type="float" office:value="0.181484557439949" calcext:value-type="float">
            <text:p>0.18148455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647886" calcext:value-type="float">
            <text:p>0.647886</text:p>
          </table:table-cell>
          <table:table-cell table:formula="of:=[.F54]/[.F129]" office:value-type="float" office:value="0.251230926428415" calcext:value-type="float">
            <text:p>0.2512309264</text:p>
          </table:table-cell>
          <table:table-cell/>
          <table:table-cell table:formula="of:=0.118439 / [.F129]" office:value-type="float" office:value="0.182808395304112" calcext:value-type="float">
            <text:p>0.18280839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649634" calcext:value-type="float">
            <text:p>0.649634</text:p>
          </table:table-cell>
          <table:table-cell table:formula="of:=[.F55]/[.F130]" office:value-type="float" office:value="0.252819279779076" calcext:value-type="float">
            <text:p>0.2528192798</text:p>
          </table:table-cell>
          <table:table-cell/>
          <table:table-cell table:formula="of:=0.118439 / [.F130]" office:value-type="float" office:value="0.182316504370153" calcext:value-type="float">
            <text:p>0.18231650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Decentralized 4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0.0705689" calcext:value-type="float">
            <text:p>0.0705689</text:p>
          </table:table-cell>
          <table:table-cell table:formula="of:=[.F79]/[.F134]" office:value-type="float" office:value="0.982874892480966" calcext:value-type="float">
            <text:p>0.9828748925</text:p>
          </table:table-cell>
          <table:table-cell/>
          <table:table-cell table:formula="of:=0.118439 / [.F134]" office:value-type="float" office:value="1.67834556015469" calcext:value-type="float">
            <text:p>1.678345560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0.070396" calcext:value-type="float">
            <text:p>0.070396</text:p>
          </table:table-cell>
          <table:table-cell table:formula="of:=[.F80]/[.F135]" office:value-type="float" office:value="1.00391641570544" calcext:value-type="float">
            <text:p>1.0039164157</text:p>
          </table:table-cell>
          <table:table-cell/>
          <table:table-cell table:formula="of:=0.118439 / [.F135]" office:value-type="float" office:value="1.68246775384965" calcext:value-type="float">
            <text:p>1.68246775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0706447" calcext:value-type="float">
            <text:p>0.0706447</text:p>
          </table:table-cell>
          <table:table-cell table:formula="of:=[.F81]/[.F136]" office:value-type="float" office:value="0.985134058181293" calcext:value-type="float">
            <text:p>0.9851340582</text:p>
          </table:table-cell>
          <table:table-cell/>
          <table:table-cell table:formula="of:=0.118439 / [.F136]" office:value-type="float" office:value="1.67654473725559" calcext:value-type="float">
            <text:p>1.676544737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0.0706021" calcext:value-type="float">
            <text:p>0.0706021</text:p>
          </table:table-cell>
          <table:table-cell table:formula="of:=[.F82]/[.F137]" office:value-type="float" office:value="0.983996226741131" calcext:value-type="float">
            <text:p>0.9839962267</text:p>
          </table:table-cell>
          <table:table-cell/>
          <table:table-cell table:formula="of:=0.118439 / [.F137]" office:value-type="float" office:value="1.6775563333102" calcext:value-type="float">
            <text:p>1.67755633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.0705854" calcext:value-type="float">
            <text:p>0.0705854</text:p>
          </table:table-cell>
          <table:table-cell table:formula="of:=[.F83]/[.F138]" office:value-type="float" office:value="0.988501871491838" calcext:value-type="float">
            <text:p>0.9885018715</text:p>
          </table:table-cell>
          <table:table-cell/>
          <table:table-cell table:formula="of:=0.118439 / [.F138]" office:value-type="float" office:value="1.67795323112145" calcext:value-type="float">
            <text:p>1.677953231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.0488685" calcext:value-type="float">
            <text:p>0.0488685</text:p>
          </table:table-cell>
          <table:table-cell table:formula="of:=[.F84]/[.F139]" office:value-type="float" office:value="1.00002250938744" calcext:value-type="float">
            <text:p>1.0000225094</text:p>
          </table:table-cell>
          <table:table-cell/>
          <table:table-cell table:formula="of:=0.118439 / [.F139]" office:value-type="float" office:value="2.42362667157781" calcext:value-type="float">
            <text:p>2.42362667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0490798" calcext:value-type="float">
            <text:p>0.0490798</text:p>
          </table:table-cell>
          <table:table-cell table:formula="of:=[.F85]/[.F140]" office:value-type="float" office:value="0.997495914816279" calcext:value-type="float">
            <text:p>0.9974959148</text:p>
          </table:table-cell>
          <table:table-cell/>
          <table:table-cell table:formula="of:=0.118439 / [.F140]" office:value-type="float" office:value="2.41319239279704" calcext:value-type="float">
            <text:p>2.413192392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048949" calcext:value-type="float">
            <text:p>0.048949</text:p>
          </table:table-cell>
          <table:table-cell table:formula="of:=[.F86]/[.F141]" office:value-type="float" office:value="0.999452491368567" calcext:value-type="float">
            <text:p>0.9994524914</text:p>
          </table:table-cell>
          <table:table-cell/>
          <table:table-cell table:formula="of:=0.118439 / [.F141]" office:value-type="float" office:value="2.41964085068132" calcext:value-type="float">
            <text:p>2.41964085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0488647" calcext:value-type="float">
            <text:p>0.0488647</text:p>
          </table:table-cell>
          <table:table-cell table:formula="of:=[.F87]/[.F142]" office:value-type="float" office:value="1.00108667402031" calcext:value-type="float">
            <text:p>1.001086674</text:p>
          </table:table-cell>
          <table:table-cell/>
          <table:table-cell table:formula="of:=0.118439 / [.F142]" office:value-type="float" office:value="2.42381514672146" calcext:value-type="float">
            <text:p>2.42381514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487941" calcext:value-type="float">
            <text:p>0.0487941</text:p>
          </table:table-cell>
          <table:table-cell table:formula="of:=[.F88]/[.F143]" office:value-type="float" office:value="1.01412465851404" calcext:value-type="float">
            <text:p>1.0141246585</text:p>
          </table:table-cell>
          <table:table-cell/>
          <table:table-cell table:formula="of:=0.118439 / [.F143]" office:value-type="float" office:value="2.42732215575244" calcext:value-type="float">
            <text:p>2.427322155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490419" calcext:value-type="float">
            <text:p>0.0490419</text:p>
          </table:table-cell>
          <table:table-cell table:formula="of:=[.F89]/[.F144]" office:value-type="float" office:value="0.994445565934436" calcext:value-type="float">
            <text:p>0.9944455659</text:p>
          </table:table-cell>
          <table:table-cell/>
          <table:table-cell table:formula="of:=0.118439 / [.F144]" office:value-type="float" office:value="2.41505732852928" calcext:value-type="float">
            <text:p>2.41505732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0490661" calcext:value-type="float">
            <text:p>0.0490661</text:p>
          </table:table-cell>
          <table:table-cell table:formula="of:=[.F90]/[.F145]" office:value-type="float" office:value="0.98971998997271" calcext:value-type="float">
            <text:p>0.98971999</text:p>
          </table:table-cell>
          <table:table-cell/>
          <table:table-cell table:formula="of:=0.118439 / [.F145]" office:value-type="float" office:value="2.41386619274815" calcext:value-type="float">
            <text:p>2.41386619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0488066" calcext:value-type="float">
            <text:p>0.0488066</text:p>
          </table:table-cell>
          <table:table-cell table:formula="of:=[.F91]/[.F146]" office:value-type="float" office:value="1.00015981445132" calcext:value-type="float">
            <text:p>1.0001598145</text:p>
          </table:table-cell>
          <table:table-cell/>
          <table:table-cell table:formula="of:=0.118439 / [.F146]" office:value-type="float" office:value="2.42670048722919" calcext:value-type="float">
            <text:p>2.426700487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048772" calcext:value-type="float">
            <text:p>0.048772</text:p>
          </table:table-cell>
          <table:table-cell table:formula="of:=[.F92]/[.F147]" office:value-type="float" office:value="0.998017305011072" calcext:value-type="float">
            <text:p>0.998017305</text:p>
          </table:table-cell>
          <table:table-cell/>
          <table:table-cell table:formula="of:=0.118439 / [.F147]" office:value-type="float" office:value="2.42842204543591" calcext:value-type="float">
            <text:p>2.42842204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488113" calcext:value-type="float">
            <text:p>0.0488113</text:p>
          </table:table-cell>
          <table:table-cell table:formula="of:=[.F93]/[.F148]" office:value-type="float" office:value="0.998658097612643" calcext:value-type="float">
            <text:p>0.9986580976</text:p>
          </table:table-cell>
          <table:table-cell/>
          <table:table-cell table:formula="of:=0.118439 / [.F148]" office:value-type="float" office:value="2.42646682223174" calcext:value-type="float">
            <text:p>2.42646682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493974" calcext:value-type="float">
            <text:p>0.0493974</text:p>
          </table:table-cell>
          <table:table-cell table:formula="of:=[.F94]/[.F149]" office:value-type="float" office:value="1.00090085713013" calcext:value-type="float">
            <text:p>1.0009008571</text:p>
          </table:table-cell>
          <table:table-cell/>
          <table:table-cell table:formula="of:=0.118439 / [.F149]" office:value-type="float" office:value="2.39767680080328" calcext:value-type="float">
            <text:p>2.39767680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491169" calcext:value-type="float">
            <text:p>0.0491169</text:p>
          </table:table-cell>
          <table:table-cell table:formula="of:=[.F95]/[.F150]" office:value-type="float" office:value="0.998853755021184" calcext:value-type="float">
            <text:p>0.998853755</text:p>
          </table:table-cell>
          <table:table-cell/>
          <table:table-cell table:formula="of:=0.118439 / [.F150]" office:value-type="float" office:value="2.41136961005275" calcext:value-type="float">
            <text:p>2.41136961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048767" calcext:value-type="float">
            <text:p>0.048767</text:p>
          </table:table-cell>
          <table:table-cell table:formula="of:=[.F96]/[.F151]" office:value-type="float" office:value="0.997260442512355" calcext:value-type="float">
            <text:p>0.9972604425</text:p>
          </table:table-cell>
          <table:table-cell/>
          <table:table-cell table:formula="of:=0.118439 / [.F151]" office:value-type="float" office:value="2.42867102753911" calcext:value-type="float">
            <text:p>2.42867102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83698" calcext:value-type="float">
            <text:p>0.0483698</text:p>
          </table:table-cell>
          <table:table-cell table:formula="of:=[.F97]/[.F152]" office:value-type="float" office:value="1.00277239103738" calcext:value-type="float">
            <text:p>1.002772391</text:p>
          </table:table-cell>
          <table:table-cell/>
          <table:table-cell table:formula="of:=0.118439 / [.F152]" office:value-type="float" office:value="2.44861463144359" calcext:value-type="float">
            <text:p>2.44861463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487825" calcext:value-type="float">
            <text:p>0.0487825</text:p>
          </table:table-cell>
          <table:table-cell table:formula="of:=[.F98]/[.F153]" office:value-type="float" office:value="1.00102085788961" calcext:value-type="float">
            <text:p>1.0010208579</text:p>
          </table:table-cell>
          <table:table-cell/>
          <table:table-cell table:formula="of:=0.118439 / [.F153]" office:value-type="float" office:value="2.42789934915185" calcext:value-type="float">
            <text:p>2.427899349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487527" calcext:value-type="float">
            <text:p>0.0487527</text:p>
          </table:table-cell>
          <table:table-cell table:formula="of:=[.F99]/[.F154]" office:value-type="float" office:value="1.00716473138924" calcext:value-type="float">
            <text:p>1.0071647314</text:p>
          </table:table-cell>
          <table:table-cell/>
          <table:table-cell table:formula="of:=0.118439 / [.F154]" office:value-type="float" office:value="2.42938339825281" calcext:value-type="float">
            <text:p>2.42938339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484892" calcext:value-type="float">
            <text:p>0.0484892</text:p>
          </table:table-cell>
          <table:table-cell table:formula="of:=[.F100]/[.F155]" office:value-type="float" office:value="1.02067264463014" calcext:value-type="float">
            <text:p>1.0206726446</text:p>
          </table:table-cell>
          <table:table-cell/>
          <table:table-cell table:formula="of:=0.118439 / [.F155]" office:value-type="float" office:value="2.44258515298252" calcext:value-type="float">
            <text:p>2.4425851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48452" calcext:value-type="float">
            <text:p>0.048452</text:p>
          </table:table-cell>
          <table:table-cell table:formula="of:=[.F101]/[.F156]" office:value-type="float" office:value="1.00286469082804" calcext:value-type="float">
            <text:p>1.0028646908</text:p>
          </table:table-cell>
          <table:table-cell/>
          <table:table-cell table:formula="of:=0.118439 / [.F156]" office:value-type="float" office:value="2.44446049698671" calcext:value-type="float">
            <text:p>2.4444604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485085" calcext:value-type="float">
            <text:p>0.0485085</text:p>
          </table:table-cell>
          <table:table-cell table:formula="of:=[.F102]/[.F157]" office:value-type="float" office:value="1.006458661884" calcext:value-type="float">
            <text:p>1.0064586619</text:p>
          </table:table-cell>
          <table:table-cell/>
          <table:table-cell table:formula="of:=0.118439 / [.F157]" office:value-type="float" office:value="2.44161332549965" calcext:value-type="float">
            <text:p>2.441613325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488203" calcext:value-type="float">
            <text:p>0.0488203</text:p>
          </table:table-cell>
          <table:table-cell table:formula="of:=[.F103]/[.F158]" office:value-type="float" office:value="0.998058184812465" calcext:value-type="float">
            <text:p>0.9980581848</text:p>
          </table:table-cell>
          <table:table-cell/>
          <table:table-cell table:formula="of:=0.118439 / [.F158]" office:value-type="float" office:value="2.42601950418166" calcext:value-type="float">
            <text:p>2.42601950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484342" calcext:value-type="float">
            <text:p>0.0484342</text:p>
          </table:table-cell>
          <table:table-cell table:formula="of:=[.F104]/[.F159]" office:value-type="float" office:value="1.00565096563998" calcext:value-type="float">
            <text:p>1.0056509656</text:p>
          </table:table-cell>
          <table:table-cell/>
          <table:table-cell table:formula="of:=0.118439 / [.F159]" office:value-type="float" office:value="2.44535885799703" calcext:value-type="float">
            <text:p>2.44535885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484528" calcext:value-type="float">
            <text:p>0.0484528</text:p>
          </table:table-cell>
          <table:table-cell table:formula="of:=[.F105]/[.F160]" office:value-type="float" office:value="1.00532683353697" calcext:value-type="float">
            <text:p>1.0053268335</text:p>
          </table:table-cell>
          <table:table-cell/>
          <table:table-cell table:formula="of:=0.118439 / [.F160]" office:value-type="float" office:value="2.44442013671037" calcext:value-type="float">
            <text:p>2.44442013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83606" calcext:value-type="float">
            <text:p>0.0483606</text:p>
          </table:table-cell>
          <table:table-cell table:formula="of:=[.F106]/[.F161]" office:value-type="float" office:value="1.01885005562379" calcext:value-type="float">
            <text:p>1.0188500556</text:p>
          </table:table-cell>
          <table:table-cell/>
          <table:table-cell table:formula="of:=0.118439 / [.F161]" office:value-type="float" office:value="2.44908044978764" calcext:value-type="float">
            <text:p>2.44908044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048518" calcext:value-type="float">
            <text:p>0.048518</text:p>
          </table:table-cell>
          <table:table-cell table:formula="of:=[.F107]/[.F162]" office:value-type="float" office:value="1.01252524836143" calcext:value-type="float">
            <text:p>1.0125252484</text:p>
          </table:table-cell>
          <table:table-cell/>
          <table:table-cell table:formula="of:=0.118439 / [.F162]" office:value-type="float" office:value="2.44113524877365" calcext:value-type="float">
            <text:p>2.44113524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048526" calcext:value-type="float">
            <text:p>0.048526</text:p>
          </table:table-cell>
          <table:table-cell table:formula="of:=[.F108]/[.F163]" office:value-type="float" office:value="1.00927543997033" calcext:value-type="float">
            <text:p>1.00927544</text:p>
          </table:table-cell>
          <table:table-cell/>
          <table:table-cell table:formula="of:=0.118439 / [.F163]" office:value-type="float" office:value="2.44073280303343" calcext:value-type="float">
            <text:p>2.4407328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0484179" calcext:value-type="float">
            <text:p>0.0484179</text:p>
          </table:table-cell>
          <table:table-cell table:formula="of:=[.F109]/[.F164]" office:value-type="float" office:value="1.01313357250108" calcext:value-type="float">
            <text:p>1.0131335725</text:p>
          </table:table-cell>
          <table:table-cell/>
          <table:table-cell table:formula="of:=0.118439 / [.F164]" office:value-type="float" office:value="2.44618209381241" calcext:value-type="float">
            <text:p>2.44618209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0484281" calcext:value-type="float">
            <text:p>0.0484281</text:p>
          </table:table-cell>
          <table:table-cell table:formula="of:=[.F110]/[.F165]" office:value-type="float" office:value="1.01046706354369" calcext:value-type="float">
            <text:p>1.0104670635</text:p>
          </table:table-cell>
          <table:table-cell/>
          <table:table-cell table:formula="of:=0.118439 / [.F165]" office:value-type="float" office:value="2.44566687522327" calcext:value-type="float">
            <text:p>2.44566687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87132" calcext:value-type="float">
            <text:p>0.0487132</text:p>
          </table:table-cell>
          <table:table-cell table:formula="of:=[.F111]/[.F166]" office:value-type="float" office:value="1.01013893564783" calcext:value-type="float">
            <text:p>1.0101389356</text:p>
          </table:table-cell>
          <table:table-cell/>
          <table:table-cell table:formula="of:=0.118439 / [.F166]" office:value-type="float" office:value="2.4313533087541" calcext:value-type="float">
            <text:p>2.43135330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048582" calcext:value-type="float">
            <text:p>0.048582</text:p>
          </table:table-cell>
          <table:table-cell table:formula="of:=[.F112]/[.F167]" office:value-type="float" office:value="1.0311514552715" calcext:value-type="float">
            <text:p>1.0311514553</text:p>
          </table:table-cell>
          <table:table-cell/>
          <table:table-cell table:formula="of:=0.118439 / [.F167]" office:value-type="float" office:value="2.43791939401424" calcext:value-type="float">
            <text:p>2.4379193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485193" calcext:value-type="float">
            <text:p>0.0485193</text:p>
          </table:table-cell>
          <table:table-cell table:formula="of:=[.F113]/[.F168]" office:value-type="float" office:value="1.02513845006008" calcext:value-type="float">
            <text:p>1.0251384501</text:p>
          </table:table-cell>
          <table:table-cell/>
          <table:table-cell table:formula="of:=0.118439 / [.F168]" office:value-type="float" office:value="2.44106984231017" calcext:value-type="float">
            <text:p>2.44106984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0487916" calcext:value-type="float">
            <text:p>0.0487916</text:p>
          </table:table-cell>
          <table:table-cell table:formula="of:=[.F114]/[.F169]" office:value-type="float" office:value="1.06085473729085" calcext:value-type="float">
            <text:p>1.0608547373</text:p>
          </table:table-cell>
          <table:table-cell/>
          <table:table-cell table:formula="of:=0.118439 / [.F169]" office:value-type="float" office:value="2.42744652768099" calcext:value-type="float">
            <text:p>2.42744652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92421" calcext:value-type="float">
            <text:p>0.0492421</text:p>
          </table:table-cell>
          <table:table-cell table:formula="of:=[.F115]/[.F170]" office:value-type="float" office:value="1.14635240982818" calcext:value-type="float">
            <text:p>1.1463524098</text:p>
          </table:table-cell>
          <table:table-cell/>
          <table:table-cell table:formula="of:=0.118439 / [.F170]" office:value-type="float" office:value="2.4052386068019" calcext:value-type="float">
            <text:p>2.40523860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491277" calcext:value-type="float">
            <text:p>0.0491277</text:p>
          </table:table-cell>
          <table:table-cell table:formula="of:=[.F116]/[.F171]" office:value-type="float" office:value="1.15770532713724" calcext:value-type="float">
            <text:p>1.1577053271</text:p>
          </table:table-cell>
          <table:table-cell/>
          <table:table-cell table:formula="of:=0.118439 / [.F171]" office:value-type="float" office:value="2.41083950602206" calcext:value-type="float">
            <text:p>2.41083950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494131" calcext:value-type="float">
            <text:p>0.0494131</text:p>
          </table:table-cell>
          <table:table-cell table:formula="of:=[.F117]/[.F172]" office:value-type="float" office:value="1.14110225830802" calcext:value-type="float">
            <text:p>1.1411022583</text:p>
          </table:table-cell>
          <table:table-cell/>
          <table:table-cell table:formula="of:=0.118439 / [.F172]" office:value-type="float" office:value="2.39691498813068" calcext:value-type="float">
            <text:p>2.39691498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493061" calcext:value-type="float">
            <text:p>0.0493061</text:p>
          </table:table-cell>
          <table:table-cell table:formula="of:=[.F118]/[.F173]" office:value-type="float" office:value="1.1472657541359" calcext:value-type="float">
            <text:p>1.1472657541</text:p>
          </table:table-cell>
          <table:table-cell/>
          <table:table-cell table:formula="of:=0.118439 / [.F173]" office:value-type="float" office:value="2.40211657381135" calcext:value-type="float">
            <text:p>2.40211657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5002" calcext:value-type="float">
            <text:p>0.05002</text:p>
          </table:table-cell>
          <table:table-cell table:formula="of:=[.F119]/[.F174]" office:value-type="float" office:value="1.40238504598161" calcext:value-type="float">
            <text:p>1.402385046</text:p>
          </table:table-cell>
          <table:table-cell/>
          <table:table-cell table:formula="of:=0.118439 / [.F174]" office:value-type="float" office:value="2.36783286685326" calcext:value-type="float">
            <text:p>2.36783286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499494" calcext:value-type="float">
            <text:p>0.0499494</text:p>
          </table:table-cell>
          <table:table-cell table:formula="of:=[.F120]/[.F175]" office:value-type="float" office:value="1.39283554957617" calcext:value-type="float">
            <text:p>1.3928355496</text:p>
          </table:table-cell>
          <table:table-cell/>
          <table:table-cell table:formula="of:=0.118439 / [.F175]" office:value-type="float" office:value="2.37117963378939" calcext:value-type="float">
            <text:p>2.37117963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499389" calcext:value-type="float">
            <text:p>0.0499389</text:p>
          </table:table-cell>
          <table:table-cell table:formula="of:=[.F121]/[.F176]" office:value-type="float" office:value="1.39414965087337" calcext:value-type="float">
            <text:p>1.3941496509</text:p>
          </table:table-cell>
          <table:table-cell/>
          <table:table-cell table:formula="of:=0.118439 / [.F176]" office:value-type="float" office:value="2.3716781907491" calcext:value-type="float">
            <text:p>2.37167819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519189" calcext:value-type="float">
            <text:p>0.0519189</text:p>
          </table:table-cell>
          <table:table-cell table:formula="of:=[.F122]/[.F177]" office:value-type="float" office:value="2.3041898037131" calcext:value-type="float">
            <text:p>2.3041898037</text:p>
          </table:table-cell>
          <table:table-cell/>
          <table:table-cell table:formula="of:=0.118439 / [.F177]" office:value-type="float" office:value="2.2812309197614" calcext:value-type="float">
            <text:p>2.28123091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520255" calcext:value-type="float">
            <text:p>0.0520255</text:p>
          </table:table-cell>
          <table:table-cell table:formula="of:=[.F123]/[.F178]" office:value-type="float" office:value="2.35096250876974" calcext:value-type="float">
            <text:p>2.3509625088</text:p>
          </table:table-cell>
          <table:table-cell/>
          <table:table-cell table:formula="of:=0.118439 / [.F178]" office:value-type="float" office:value="2.27655668854696" calcext:value-type="float">
            <text:p>2.27655668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6811" calcext:value-type="float">
            <text:p>0.056811</text:p>
          </table:table-cell>
          <table:table-cell table:formula="of:=[.F124]/[.F179]" office:value-type="float" office:value="5.17114643290912" calcext:value-type="float">
            <text:p>5.1711464329</text:p>
          </table:table-cell>
          <table:table-cell/>
          <table:table-cell table:formula="of:=0.118439 / [.F179]" office:value-type="float" office:value="2.08478991744556" calcext:value-type="float">
            <text:p>2.08478991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0564488" calcext:value-type="float">
            <text:p>0.0564488</text:p>
          </table:table-cell>
          <table:table-cell table:formula="of:=[.F125]/[.F180]" office:value-type="float" office:value="5.30158302745142" calcext:value-type="float">
            <text:p>5.3015830275</text:p>
          </table:table-cell>
          <table:table-cell/>
          <table:table-cell table:formula="of:=0.118439 / [.F180]" office:value-type="float" office:value="2.09816683437026" calcext:value-type="float">
            <text:p>2.09816683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0566093" calcext:value-type="float">
            <text:p>0.0566093</text:p>
          </table:table-cell>
          <table:table-cell table:formula="of:=[.F126]/[.F181]" office:value-type="float" office:value="5.19681395106458" calcext:value-type="float">
            <text:p>5.1968139511</text:p>
          </table:table-cell>
          <table:table-cell/>
          <table:table-cell table:formula="of:=0.118439 / [.F181]" office:value-type="float" office:value="2.09221806310977" calcext:value-type="float">
            <text:p>2.09221806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0704716" calcext:value-type="float">
            <text:p>0.0704716</text:p>
          </table:table-cell>
          <table:table-cell table:formula="of:=[.F127]/[.F182]" office:value-type="float" office:value="9.22907951571981" calcext:value-type="float">
            <text:p>9.2290795157</text:p>
          </table:table-cell>
          <table:table-cell/>
          <table:table-cell table:formula="of:=0.118439 / [.F182]" office:value-type="float" office:value="1.68066284858014" calcext:value-type="float">
            <text:p>1.68066284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0695268" calcext:value-type="float">
            <text:p>0.0695268</text:p>
          </table:table-cell>
          <table:table-cell table:formula="of:=[.F128]/[.F183]" office:value-type="float" office:value="9.38648118423399" calcext:value-type="float">
            <text:p>9.3864811842</text:p>
          </table:table-cell>
          <table:table-cell/>
          <table:table-cell table:formula="of:=0.118439 / [.F183]" office:value-type="float" office:value="1.70350138363911" calcext:value-type="float">
            <text:p>1.70350138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0702622" calcext:value-type="float">
            <text:p>0.0702622</text:p>
          </table:table-cell>
          <table:table-cell table:formula="of:=[.F129]/[.F184]" office:value-type="float" office:value="9.22097514737654" calcext:value-type="float">
            <text:p>9.2209751474</text:p>
          </table:table-cell>
          <table:table-cell/>
          <table:table-cell table:formula="of:=0.118439 / [.F184]" office:value-type="float" office:value="1.685671669831" calcext:value-type="float">
            <text:p>1.68567166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069915" calcext:value-type="float">
            <text:p>0.069915</text:p>
          </table:table-cell>
          <table:table-cell table:formula="of:=[.F130]/[.F185]" office:value-type="float" office:value="9.29176857612816" calcext:value-type="float">
            <text:p>9.2917685761</text:p>
          </table:table-cell>
          <table:table-cell/>
          <table:table-cell table:formula="of:=0.118439 / [.F185]" office:value-type="float" office:value="1.69404276621612" calcext:value-type="float">
            <text:p>1.694042766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111185" calcext:value-type="float">
            <text:p>0.111185</text:p>
          </table:table-cell>
          <table:table-cell table:number-columns-repeated="2"/>
          <table:table-cell table:formula="of:=0.118439 / [.F186]" office:value-type="float" office:value="1.06524261366191" calcext:value-type="float">
            <text:p>1.06524261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111964" calcext:value-type="float">
            <text:p>0.111964</text:p>
          </table:table-cell>
          <table:table-cell table:number-columns-repeated="2"/>
          <table:table-cell table:formula="of:=0.118439 / [.F187]" office:value-type="float" office:value="1.05783108856418" calcext:value-type="float">
            <text:p>1.05783108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225984" calcext:value-type="float">
            <text:p>0.225984</text:p>
          </table:table-cell>
          <table:table-cell table:number-columns-repeated="2"/>
          <table:table-cell table:formula="of:=0.118439 / [.F188]" office:value-type="float" office:value="0.524103476352308" calcext:value-type="float">
            <text:p>0.524103476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35169" calcext:value-type="float">
            <text:p>0.435169</text:p>
          </table:table-cell>
          <table:table-cell table:number-columns-repeated="2"/>
          <table:table-cell table:formula="of:=0.118439 / [.F189]" office:value-type="float" office:value="0.272167824454407" calcext:value-type="float">
            <text:p>0.27216782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0.433317" calcext:value-type="float">
            <text:p>0.433317</text:p>
          </table:table-cell>
          <table:table-cell table:number-columns-repeated="2"/>
          <table:table-cell table:formula="of:=0.118439 / [.F190]" office:value-type="float" office:value="0.273331071709626" calcext:value-type="float">
            <text:p>0.273331071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0.43412" calcext:value-type="float">
            <text:p>0.43412</text:p>
          </table:table-cell>
          <table:table-cell table:number-columns-repeated="2"/>
          <table:table-cell table:formula="of:=0.118439 / [.F191]" office:value-type="float" office:value="0.272825486040726" calcext:value-type="float">
            <text:p>0.2728254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0.439353" calcext:value-type="float">
            <text:p>0.439353</text:p>
          </table:table-cell>
          <table:table-cell table:number-columns-repeated="2"/>
          <table:table-cell table:formula="of:=0.118439 / [.F192]" office:value-type="float" office:value="0.269575944627668" calcext:value-type="float">
            <text:p>0.26957594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0.440984" calcext:value-type="float">
            <text:p>0.440984</text:p>
          </table:table-cell>
          <table:table-cell table:number-columns-repeated="2"/>
          <table:table-cell table:formula="of:=0.118439 / [.F193]" office:value-type="float" office:value="0.26857890535711" calcext:value-type="float">
            <text:p>0.26857890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0.866481" calcext:value-type="float">
            <text:p>0.866481</text:p>
          </table:table-cell>
          <table:table-cell table:number-columns-repeated="2"/>
          <table:table-cell table:formula="of:=0.118439 / [.F194]" office:value-type="float" office:value="0.136689667748052" calcext:value-type="float">
            <text:p>0.13668966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872408" calcext:value-type="float">
            <text:p>0.872408</text:p>
          </table:table-cell>
          <table:table-cell table:number-columns-repeated="2"/>
          <table:table-cell table:formula="of:=0.118439 / [.F195]" office:value-type="float" office:value="0.135761020073177" calcext:value-type="float">
            <text:p>0.13576102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1.70912" calcext:value-type="float">
            <text:p>1.70912</text:p>
          </table:table-cell>
          <table:table-cell table:number-columns-repeated="2"/>
          <table:table-cell table:formula="of:=0.118439 / [.F196]" office:value-type="float" office:value="0.0692982353491855" calcext:value-type="float">
            <text:p>0.06929823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.39648" calcext:value-type="float">
            <text:p>3.39648</text:p>
          </table:table-cell>
          <table:table-cell table:number-columns-repeated="2"/>
          <table:table-cell table:formula="of:=0.118439 / [.F197]" office:value-type="float" office:value="0.0348711018466177" calcext:value-type="float">
            <text:p>0.03487110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3.42801" calcext:value-type="float">
            <text:p>3.42801</text:p>
          </table:table-cell>
          <table:table-cell table:number-columns-repeated="2"/>
          <table:table-cell table:formula="of:=0.118439 / [.F198]" office:value-type="float" office:value="0.0345503659557586" calcext:value-type="float">
            <text:p>0.03455036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3.42973" calcext:value-type="float">
            <text:p>3.42973</text:p>
          </table:table-cell>
          <table:table-cell table:number-columns-repeated="2"/>
          <table:table-cell table:formula="of:=0.118439 / [.F199]" office:value-type="float" office:value="0.0345330390438897" calcext:value-type="float">
            <text:p>0.03453303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3.41541" calcext:value-type="float">
            <text:p>3.41541</text:p>
          </table:table-cell>
          <table:table-cell table:number-columns-repeated="2"/>
          <table:table-cell table:formula="of:=0.118439 / [.F200]" office:value-type="float" office:value="0.0346778278449732" calcext:value-type="float">
            <text:p>0.03467782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6.65212" calcext:value-type="float">
            <text:p>6.65212</text:p>
          </table:table-cell>
          <table:table-cell table:number-columns-repeated="2"/>
          <table:table-cell table:formula="of:=0.118439 / [.F201]" office:value-type="float" office:value="0.0178046998550838" calcext:value-type="float">
            <text:p>0.017804699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6.79045" calcext:value-type="float">
            <text:p>6.79045</text:p>
          </table:table-cell>
          <table:table-cell table:number-columns-repeated="2"/>
          <table:table-cell table:formula="of:=0.118439 / [.F202]" office:value-type="float" office:value="0.0174419957440229" calcext:value-type="float">
            <text:p>0.017441995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6.82208" calcext:value-type="float">
            <text:p>6.82208</text:p>
          </table:table-cell>
          <table:table-cell table:number-columns-repeated="2"/>
          <table:table-cell table:formula="of:=0.118439 / [.F203]" office:value-type="float" office:value="0.0173611273980956" calcext:value-type="float">
            <text:p>0.01736112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13.3191" calcext:value-type="float">
            <text:p>13.3191</text:p>
          </table:table-cell>
          <table:table-cell table:number-columns-repeated="2"/>
          <table:table-cell table:formula="of:=0.118439 / [.F204]" office:value-type="float" office:value="0.00889241765584761" calcext:value-type="float">
            <text:p>0.0088924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5:58:56.430174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9T16:04:15.606019505</dc:date>
    <meta:editing-duration>PT17M52S</meta:editing-duration>
    <meta:editing-cycles>3</meta:editing-cycles>
    <meta:generator>LibreOffice/4.4.1.2$Linux_X86_64 LibreOffice_project/40m0$Build-2</meta:generator>
    <meta:document-statistic meta:table-count="1" meta:cell-count="14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95cm" svg:y="0.316cm" chart:style-name="ch2">
          <text:p>Driver-Reduce</text:p>
        </chart:title>
        <chart:legend chart:legend-position="end" svg:x="10.74cm" svg:y="3.703cm" style:legend-expansion="high" chart:style-name="ch3"/>
        <chart:plot-area chart:style-name="ch4" table:cell-range-address="100m_reduce.E4:100m_reduce.F75 100m_reduce.B2:100m_reduce.B2 100m_reduce.B77:100m_reduce.B77 100m_reduce.F79:100m_reduce.F130 100m_reduce.B132:100m_reduce.B132 100m_reduce.F134:100m_reduce.F204" chart:data-source-has-labels="row" svg:x="0.32cm" svg:y="1.301cm" svg:width="10.1cm" svg:height="7.519cm">
          <chartooo:coordinate-region svg:x="0.32cm" svg:y="1.5cm" svg:width="8.472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reduce.F4:100m_reduce.F75" chart:label-cell-address="100m_reduce.B2:100m_reduce.B2" chart:class="chart:scatter">
            <chart:domain table:cell-range-address="100m_reduce.E4:100m_reduce.E75"/>
            <chart:data-point chart:repeated="72"/>
          </chart:series>
          <chart:series chart:style-name="ch9" chart:values-cell-range-address="100m_reduce.F79:100m_reduce.F130" chart:label-cell-address="100m_reduce.B77:100m_reduce.B77" chart:class="chart:scatter">
            <chart:domain table:cell-range-address="100m_reduce.E79:100m_reduce.E130"/>
            <chart:data-point chart:repeated="52"/>
          </chart:series>
          <chart:series chart:style-name="ch10" chart:values-cell-range-address="100m_reduce.F134:100m_reduce.F204" chart:label-cell-address="100m_reduce.B132:100m_reduce.B132" chart:class="chart:scatter">
            <chart:domain table:cell-range-address="100m_reduce.E134:100m_reduce.E204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reduce.B2:100m_reduc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reduce.B77:100m_reduce.B7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reduce.B132:100m_reduce.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reduce.E4:100m_reduce.E75</svg:desc>
                </draw:g>
              </table:table-cell>
              <table:table-cell office:value-type="float" office:value="0.118439">
                <text:p>0.118439</text:p>
                <draw:g>
                  <svg:desc>100m_reduce.F4:100m_reduce.F75</svg:desc>
                </draw:g>
              </table:table-cell>
              <table:table-cell office:value-type="float" office:value="100000000">
                <text:p>100000000</text:p>
                <draw:g>
                  <svg:desc>100m_reduce.E79:100m_reduce.E130</svg:desc>
                </draw:g>
              </table:table-cell>
              <table:table-cell office:value-type="float" office:value="0.0693604">
                <text:p>0.0693604</text:p>
                <draw:g>
                  <svg:desc>100m_reduce.F79:100m_reduce.F130</svg:desc>
                </draw:g>
              </table:table-cell>
              <table:table-cell office:value-type="float" office:value="100000000">
                <text:p>100000000</text:p>
                <draw:g>
                  <svg:desc>100m_reduce.E134:100m_reduce.E204</svg:desc>
                </draw:g>
              </table:table-cell>
              <table:table-cell office:value-type="float" office:value="0.0705689">
                <text:p>0.0705689</text:p>
                <draw:g>
                  <svg:desc>100m_reduce.F134:100m_reduce.F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0.121294">
                <text:p>0.121294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6717">
                <text:p>0.0706717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396">
                <text:p>0.07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119191">
                <text:p>0.119191</text:p>
              </table:table-cell>
              <table:table-cell office:value-type="float" office:value="80000000">
                <text:p>80000000</text:p>
              </table:table-cell>
              <table:table-cell office:value-type="float" office:value="0.0695945">
                <text:p>0.0695945</text:p>
              </table:table-cell>
              <table:table-cell office:value-type="float" office:value="80000000">
                <text:p>80000000</text:p>
              </table:table-cell>
              <table:table-cell office:value-type="float" office:value="0.0706447">
                <text:p>0.070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0.118059">
                <text:p>0.118059</text:p>
              </table:table-cell>
              <table:table-cell office:value-type="float" office:value="70000000">
                <text:p>70000000</text:p>
              </table:table-cell>
              <table:table-cell office:value-type="float" office:value="0.0694722">
                <text:p>0.0694722</text:p>
              </table:table-cell>
              <table:table-cell office:value-type="float" office:value="70000000">
                <text:p>70000000</text:p>
              </table:table-cell>
              <table:table-cell office:value-type="float" office:value="0.0706021">
                <text:p>0.070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119002">
                <text:p>0.119002</text:p>
              </table:table-cell>
              <table:table-cell office:value-type="float" office:value="60000000">
                <text:p>60000000</text:p>
              </table:table-cell>
              <table:table-cell office:value-type="float" office:value="0.0697738">
                <text:p>0.0697738</text:p>
              </table:table-cell>
              <table:table-cell office:value-type="float" office:value="60000000">
                <text:p>60000000</text:p>
              </table:table-cell>
              <table:table-cell office:value-type="float" office:value="0.0705854">
                <text:p>0.0705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117821">
                <text:p>0.117821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96">
                <text:p>0.0488696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85">
                <text:p>0.0488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0.118155">
                <text:p>0.118155</text:p>
              </table:table-cell>
              <table:table-cell office:value-type="float" office:value="40000000">
                <text:p>40000000</text:p>
              </table:table-cell>
              <table:table-cell office:value-type="float" office:value="0.0489569">
                <text:p>0.0489569</text:p>
              </table:table-cell>
              <table:table-cell office:value-type="float" office:value="40000000">
                <text:p>40000000</text:p>
              </table:table-cell>
              <table:table-cell office:value-type="float" office:value="0.0490798">
                <text:p>0.0490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0.118077">
                <text:p>0.118077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222">
                <text:p>0.0489222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49">
                <text:p>0.048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0.118059">
                <text:p>0.118059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9178">
                <text:p>0.0489178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8647">
                <text:p>0.0488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118182">
                <text:p>0.118182</text:p>
              </table:table-cell>
              <table:table-cell office:value-type="float" office:value="10000000">
                <text:p>10000000</text:p>
              </table:table-cell>
              <table:table-cell office:value-type="float" office:value="0.0494833">
                <text:p>0.0494833</text:p>
              </table:table-cell>
              <table:table-cell office:value-type="float" office:value="10000000">
                <text:p>10000000</text:p>
              </table:table-cell>
              <table:table-cell office:value-type="float" office:value="0.0487941">
                <text:p>0.048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119054">
                <text:p>0.119054</text:p>
              </table:table-cell>
              <table:table-cell office:value-type="float" office:value="9000000">
                <text:p>9000000</text:p>
              </table:table-cell>
              <table:table-cell office:value-type="float" office:value="0.0487695">
                <text:p>0.0487695</text:p>
              </table:table-cell>
              <table:table-cell office:value-type="float" office:value="9000000">
                <text:p>9000000</text:p>
              </table:table-cell>
              <table:table-cell office:value-type="float" office:value="0.0490419">
                <text:p>0.049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118448">
                <text:p>0.118448</text:p>
              </table:table-cell>
              <table:table-cell office:value-type="float" office:value="8000000">
                <text:p>8000000</text:p>
              </table:table-cell>
              <table:table-cell office:value-type="float" office:value="0.0485617">
                <text:p>0.0485617</text:p>
              </table:table-cell>
              <table:table-cell office:value-type="float" office:value="8000000">
                <text:p>8000000</text:p>
              </table:table-cell>
              <table:table-cell office:value-type="float" office:value="0.0490661">
                <text:p>0.0490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119457">
                <text:p>0.119457</text:p>
              </table:table-cell>
              <table:table-cell office:value-type="float" office:value="7000000">
                <text:p>7000000</text:p>
              </table:table-cell>
              <table:table-cell office:value-type="float" office:value="0.0488144">
                <text:p>0.0488144</text:p>
              </table:table-cell>
              <table:table-cell office:value-type="float" office:value="7000000">
                <text:p>7000000</text:p>
              </table:table-cell>
              <table:table-cell office:value-type="float" office:value="0.0488066">
                <text:p>0.0488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0.118309">
                <text:p>0.118309</text:p>
              </table:table-cell>
              <table:table-cell office:value-type="float" office:value="6000000">
                <text:p>6000000</text:p>
              </table:table-cell>
              <table:table-cell office:value-type="float" office:value="0.0486753">
                <text:p>0.0486753</text:p>
              </table:table-cell>
              <table:table-cell office:value-type="float" office:value="6000000">
                <text:p>6000000</text:p>
              </table:table-cell>
              <table:table-cell office:value-type="float" office:value="0.048772">
                <text:p>0.048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118736">
                <text:p>0.118736</text:p>
              </table:table-cell>
              <table:table-cell office:value-type="float" office:value="5000000">
                <text:p>5000000</text:p>
              </table:table-cell>
              <table:table-cell office:value-type="float" office:value="0.0487458">
                <text:p>0.0487458</text:p>
              </table:table-cell>
              <table:table-cell office:value-type="float" office:value="5000000">
                <text:p>5000000</text:p>
              </table:table-cell>
              <table:table-cell office:value-type="float" office:value="0.0488113">
                <text:p>0.0488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118714">
                <text:p>0.118714</text:p>
              </table:table-cell>
              <table:table-cell office:value-type="float" office:value="4000000">
                <text:p>4000000</text:p>
              </table:table-cell>
              <table:table-cell office:value-type="float" office:value="0.0494419">
                <text:p>0.0494419</text:p>
              </table:table-cell>
              <table:table-cell office:value-type="float" office:value="4000000">
                <text:p>4000000</text:p>
              </table:table-cell>
              <table:table-cell office:value-type="float" office:value="0.0493974">
                <text:p>0.0493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118768">
                <text:p>0.118768</text:p>
              </table:table-cell>
              <table:table-cell office:value-type="float" office:value="3000000">
                <text:p>3000000</text:p>
              </table:table-cell>
              <table:table-cell office:value-type="float" office:value="0.0490606">
                <text:p>0.0490606</text:p>
              </table:table-cell>
              <table:table-cell office:value-type="float" office:value="3000000">
                <text:p>3000000</text:p>
              </table:table-cell>
              <table:table-cell office:value-type="float" office:value="0.0491169">
                <text:p>0.0491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118613">
                <text:p>0.118613</text:p>
              </table:table-cell>
              <table:table-cell office:value-type="float" office:value="2000000">
                <text:p>2000000</text:p>
              </table:table-cell>
              <table:table-cell office:value-type="float" office:value="0.0486334">
                <text:p>0.0486334</text:p>
              </table:table-cell>
              <table:table-cell office:value-type="float" office:value="2000000">
                <text:p>2000000</text:p>
              </table:table-cell>
              <table:table-cell office:value-type="float" office:value="0.048767">
                <text:p>0.048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.118162">
                <text:p>0.118162</text:p>
              </table:table-cell>
              <table:table-cell office:value-type="float" office:value="1000000">
                <text:p>1000000</text:p>
              </table:table-cell>
              <table:table-cell office:value-type="float" office:value="0.0485039">
                <text:p>0.0485039</text:p>
              </table:table-cell>
              <table:table-cell office:value-type="float" office:value="1000000">
                <text:p>1000000</text:p>
              </table:table-cell>
              <table:table-cell office:value-type="float" office:value="0.0483698">
                <text:p>0.0483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0.118355">
                <text:p>0.118355</text:p>
              </table:table-cell>
              <table:table-cell office:value-type="float" office:value="900000">
                <text:p>900000</text:p>
              </table:table-cell>
              <table:table-cell office:value-type="float" office:value="0.0488323">
                <text:p>0.0488323</text:p>
              </table:table-cell>
              <table:table-cell office:value-type="float" office:value="900000">
                <text:p>900000</text:p>
              </table:table-cell>
              <table:table-cell office:value-type="float" office:value="0.0487825">
                <text:p>0.0487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0.118338">
                <text:p>0.118338</text:p>
              </table:table-cell>
              <table:table-cell office:value-type="float" office:value="800000">
                <text:p>800000</text:p>
              </table:table-cell>
              <table:table-cell office:value-type="float" office:value="0.049102">
                <text:p>0.049102</text:p>
              </table:table-cell>
              <table:table-cell office:value-type="float" office:value="800000">
                <text:p>800000</text:p>
              </table:table-cell>
              <table:table-cell office:value-type="float" office:value="0.0487527">
                <text:p>0.0487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120194">
                <text:p>0.120194</text:p>
              </table:table-cell>
              <table:table-cell office:value-type="float" office:value="700000">
                <text:p>700000</text:p>
              </table:table-cell>
              <table:table-cell office:value-type="float" office:value="0.0494916">
                <text:p>0.0494916</text:p>
              </table:table-cell>
              <table:table-cell office:value-type="float" office:value="700000">
                <text:p>700000</text:p>
              </table:table-cell>
              <table:table-cell office:value-type="float" office:value="0.0484892">
                <text:p>0.0484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119269">
                <text:p>0.119269</text:p>
              </table:table-cell>
              <table:table-cell office:value-type="float" office:value="600000">
                <text:p>600000</text:p>
              </table:table-cell>
              <table:table-cell office:value-type="float" office:value="0.0485908">
                <text:p>0.0485908</text:p>
              </table:table-cell>
              <table:table-cell office:value-type="float" office:value="600000">
                <text:p>600000</text:p>
              </table:table-cell>
              <table:table-cell office:value-type="float" office:value="0.048452">
                <text:p>0.048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119698">
                <text:p>0.119698</text:p>
              </table:table-cell>
              <table:table-cell office:value-type="float" office:value="500000">
                <text:p>500000</text:p>
              </table:table-cell>
              <table:table-cell office:value-type="float" office:value="0.0488218">
                <text:p>0.0488218</text:p>
              </table:table-cell>
              <table:table-cell office:value-type="float" office:value="500000">
                <text:p>500000</text:p>
              </table:table-cell>
              <table:table-cell office:value-type="float" office:value="0.0485085">
                <text:p>0.0485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120397">
                <text:p>0.120397</text:p>
              </table:table-cell>
              <table:table-cell office:value-type="float" office:value="400000">
                <text:p>400000</text:p>
              </table:table-cell>
              <table:table-cell office:value-type="float" office:value="0.0487255">
                <text:p>0.0487255</text:p>
              </table:table-cell>
              <table:table-cell office:value-type="float" office:value="400000">
                <text:p>400000</text:p>
              </table:table-cell>
              <table:table-cell office:value-type="float" office:value="0.0488203">
                <text:p>0.0488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119383">
                <text:p>0.119383</text:p>
              </table:table-cell>
              <table:table-cell office:value-type="float" office:value="300000">
                <text:p>300000</text:p>
              </table:table-cell>
              <table:table-cell office:value-type="float" office:value="0.0487079">
                <text:p>0.0487079</text:p>
              </table:table-cell>
              <table:table-cell office:value-type="float" office:value="300000">
                <text:p>300000</text:p>
              </table:table-cell>
              <table:table-cell office:value-type="float" office:value="0.0484342">
                <text:p>0.0484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119667">
                <text:p>0.119667</text:p>
              </table:table-cell>
              <table:table-cell office:value-type="float" office:value="200000">
                <text:p>200000</text:p>
              </table:table-cell>
              <table:table-cell office:value-type="float" office:value="0.0487109">
                <text:p>0.0487109</text:p>
              </table:table-cell>
              <table:table-cell office:value-type="float" office:value="200000">
                <text:p>200000</text:p>
              </table:table-cell>
              <table:table-cell office:value-type="float" office:value="0.0484528">
                <text:p>0.048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11969">
                <text:p>0.11969</text:p>
              </table:table-cell>
              <table:table-cell office:value-type="float" office:value="100000">
                <text:p>100000</text:p>
              </table:table-cell>
              <table:table-cell office:value-type="float" office:value="0.0492722">
                <text:p>0.0492722</text:p>
              </table:table-cell>
              <table:table-cell office:value-type="float" office:value="100000">
                <text:p>100000</text:p>
              </table:table-cell>
              <table:table-cell office:value-type="float" office:value="0.0483606">
                <text:p>0.0483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119225">
                <text:p>0.119225</text:p>
              </table:table-cell>
              <table:table-cell office:value-type="float" office:value="90000">
                <text:p>90000</text:p>
              </table:table-cell>
              <table:table-cell office:value-type="float" office:value="0.0491257">
                <text:p>0.0491257</text:p>
              </table:table-cell>
              <table:table-cell office:value-type="float" office:value="90000">
                <text:p>90000</text:p>
              </table:table-cell>
              <table:table-cell office:value-type="float" office:value="0.048518">
                <text:p>0.048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120656">
                <text:p>0.120656</text:p>
              </table:table-cell>
              <table:table-cell office:value-type="float" office:value="80000">
                <text:p>80000</text:p>
              </table:table-cell>
              <table:table-cell office:value-type="float" office:value="0.0489761">
                <text:p>0.0489761</text:p>
              </table:table-cell>
              <table:table-cell office:value-type="float" office:value="80000">
                <text:p>80000</text:p>
              </table:table-cell>
              <table:table-cell office:value-type="float" office:value="0.048526">
                <text:p>0.048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119311">
                <text:p>0.119311</text:p>
              </table:table-cell>
              <table:table-cell office:value-type="float" office:value="70000">
                <text:p>70000</text:p>
              </table:table-cell>
              <table:table-cell office:value-type="float" office:value="0.0490538">
                <text:p>0.0490538</text:p>
              </table:table-cell>
              <table:table-cell office:value-type="float" office:value="70000">
                <text:p>70000</text:p>
              </table:table-cell>
              <table:table-cell office:value-type="float" office:value="0.0484179">
                <text:p>0.0484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119305">
                <text:p>0.119305</text:p>
              </table:table-cell>
              <table:table-cell office:value-type="float" office:value="60000">
                <text:p>60000</text:p>
              </table:table-cell>
              <table:table-cell office:value-type="float" office:value="0.048935">
                <text:p>0.048935</text:p>
              </table:table-cell>
              <table:table-cell office:value-type="float" office:value="60000">
                <text:p>60000</text:p>
              </table:table-cell>
              <table:table-cell office:value-type="float" office:value="0.0484281">
                <text:p>0.048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119799">
                <text:p>0.119799</text:p>
              </table:table-cell>
              <table:table-cell office:value-type="float" office:value="50000">
                <text:p>50000</text:p>
              </table:table-cell>
              <table:table-cell office:value-type="float" office:value="0.0492071">
                <text:p>0.0492071</text:p>
              </table:table-cell>
              <table:table-cell office:value-type="float" office:value="50000">
                <text:p>50000</text:p>
              </table:table-cell>
              <table:table-cell office:value-type="float" office:value="0.0487132">
                <text:p>0.0487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119954">
                <text:p>0.119954</text:p>
              </table:table-cell>
              <table:table-cell office:value-type="float" office:value="40000">
                <text:p>40000</text:p>
              </table:table-cell>
              <table:table-cell office:value-type="float" office:value="0.0500954">
                <text:p>0.0500954</text:p>
              </table:table-cell>
              <table:table-cell office:value-type="float" office:value="40000">
                <text:p>40000</text:p>
              </table:table-cell>
              <table:table-cell office:value-type="float" office:value="0.048582">
                <text:p>0.048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120407">
                <text:p>0.120407</text:p>
              </table:table-cell>
              <table:table-cell office:value-type="float" office:value="30000">
                <text:p>30000</text:p>
              </table:table-cell>
              <table:table-cell office:value-type="float" office:value="0.049739">
                <text:p>0.049739</text:p>
              </table:table-cell>
              <table:table-cell office:value-type="float" office:value="30000">
                <text:p>30000</text:p>
              </table:table-cell>
              <table:table-cell office:value-type="float" office:value="0.0485193">
                <text:p>0.0485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122471">
                <text:p>0.122471</text:p>
              </table:table-cell>
              <table:table-cell office:value-type="float" office:value="20000">
                <text:p>20000</text:p>
              </table:table-cell>
              <table:table-cell office:value-type="float" office:value="0.0517608">
                <text:p>0.0517608</text:p>
              </table:table-cell>
              <table:table-cell office:value-type="float" office:value="20000">
                <text:p>20000</text:p>
              </table:table-cell>
              <table:table-cell office:value-type="float" office:value="0.0487916">
                <text:p>0.0487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124094">
                <text:p>0.124094</text:p>
              </table:table-cell>
              <table:table-cell office:value-type="float" office:value="10000">
                <text:p>10000</text:p>
              </table:table-cell>
              <table:table-cell office:value-type="float" office:value="0.0564488">
                <text:p>0.0564488</text:p>
              </table:table-cell>
              <table:table-cell office:value-type="float" office:value="10000">
                <text:p>10000</text:p>
              </table:table-cell>
              <table:table-cell office:value-type="float" office:value="0.0492421">
                <text:p>0.0492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123938">
                <text:p>0.123938</text:p>
              </table:table-cell>
              <table:table-cell office:value-type="float" office:value="9000">
                <text:p>9000</text:p>
              </table:table-cell>
              <table:table-cell office:value-type="float" office:value="0.0568754">
                <text:p>0.0568754</text:p>
              </table:table-cell>
              <table:table-cell office:value-type="float" office:value="9000">
                <text:p>9000</text:p>
              </table:table-cell>
              <table:table-cell office:value-type="float" office:value="0.0491277">
                <text:p>0.0491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122937">
                <text:p>0.122937</text:p>
              </table:table-cell>
              <table:table-cell office:value-type="float" office:value="8000">
                <text:p>8000</text:p>
              </table:table-cell>
              <table:table-cell office:value-type="float" office:value="0.0563854">
                <text:p>0.0563854</text:p>
              </table:table-cell>
              <table:table-cell office:value-type="float" office:value="8000">
                <text:p>8000</text:p>
              </table:table-cell>
              <table:table-cell office:value-type="float" office:value="0.0494131">
                <text:p>0.0494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124541">
                <text:p>0.124541</text:p>
              </table:table-cell>
              <table:table-cell office:value-type="float" office:value="7000">
                <text:p>7000</text:p>
              </table:table-cell>
              <table:table-cell office:value-type="float" office:value="0.0565672">
                <text:p>0.0565672</text:p>
              </table:table-cell>
              <table:table-cell office:value-type="float" office:value="7000">
                <text:p>7000</text:p>
              </table:table-cell>
              <table:table-cell office:value-type="float" office:value="0.0493061">
                <text:p>0.049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130234">
                <text:p>0.130234</text:p>
              </table:table-cell>
              <table:table-cell office:value-type="float" office:value="6000">
                <text:p>6000</text:p>
              </table:table-cell>
              <table:table-cell office:value-type="float" office:value="0.0701473">
                <text:p>0.0701473</text:p>
              </table:table-cell>
              <table:table-cell office:value-type="float" office:value="6000">
                <text:p>6000</text:p>
              </table:table-cell>
              <table:table-cell office:value-type="float" office:value="0.05002">
                <text:p>0.0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125121">
                <text:p>0.125121</text:p>
              </table:table-cell>
              <table:table-cell office:value-type="float" office:value="5000">
                <text:p>5000</text:p>
              </table:table-cell>
              <table:table-cell office:value-type="float" office:value="0.0695713">
                <text:p>0.0695713</text:p>
              </table:table-cell>
              <table:table-cell office:value-type="float" office:value="5000">
                <text:p>5000</text:p>
              </table:table-cell>
              <table:table-cell office:value-type="float" office:value="0.0499494">
                <text:p>0.0499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125451">
                <text:p>0.125451</text:p>
              </table:table-cell>
              <table:table-cell office:value-type="float" office:value="4000">
                <text:p>4000</text:p>
              </table:table-cell>
              <table:table-cell office:value-type="float" office:value="0.0696223">
                <text:p>0.0696223</text:p>
              </table:table-cell>
              <table:table-cell office:value-type="float" office:value="4000">
                <text:p>4000</text:p>
              </table:table-cell>
              <table:table-cell office:value-type="float" office:value="0.0499389">
                <text:p>0.0499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131202">
                <text:p>0.131202</text:p>
              </table:table-cell>
              <table:table-cell office:value-type="float" office:value="3000">
                <text:p>3000</text:p>
              </table:table-cell>
              <table:table-cell office:value-type="float" office:value="0.119631">
                <text:p>0.119631</text:p>
              </table:table-cell>
              <table:table-cell office:value-type="float" office:value="3000">
                <text:p>3000</text:p>
              </table:table-cell>
              <table:table-cell office:value-type="float" office:value="0.0519189">
                <text:p>0.0519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13229">
                <text:p>0.13229</text:p>
              </table:table-cell>
              <table:table-cell office:value-type="float" office:value="2000">
                <text:p>2000</text:p>
              </table:table-cell>
              <table:table-cell office:value-type="float" office:value="0.12231">
                <text:p>0.12231</text:p>
              </table:table-cell>
              <table:table-cell office:value-type="float" office:value="2000">
                <text:p>2000</text:p>
              </table:table-cell>
              <table:table-cell office:value-type="float" office:value="0.0520255">
                <text:p>0.0520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141859">
                <text:p>0.141859</text:p>
              </table:table-cell>
              <table:table-cell office:value-type="float" office:value="1000">
                <text:p>1000</text:p>
              </table:table-cell>
              <table:table-cell office:value-type="float" office:value="0.293778">
                <text:p>0.293778</text:p>
              </table:table-cell>
              <table:table-cell office:value-type="float" office:value="1000">
                <text:p>1000</text:p>
              </table:table-cell>
              <table:table-cell office:value-type="float" office:value="0.056811">
                <text:p>0.056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141869">
                <text:p>0.141869</text:p>
              </table:table-cell>
              <table:table-cell office:value-type="float" office:value="900">
                <text:p>900</text:p>
              </table:table-cell>
              <table:table-cell office:value-type="float" office:value="0.299268">
                <text:p>0.299268</text:p>
              </table:table-cell>
              <table:table-cell office:value-type="float" office:value="900">
                <text:p>900</text:p>
              </table:table-cell>
              <table:table-cell office:value-type="float" office:value="0.0564488">
                <text:p>0.0564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142396">
                <text:p>0.142396</text:p>
              </table:table-cell>
              <table:table-cell office:value-type="float" office:value="800">
                <text:p>800</text:p>
              </table:table-cell>
              <table:table-cell office:value-type="float" office:value="0.294188">
                <text:p>0.294188</text:p>
              </table:table-cell>
              <table:table-cell office:value-type="float" office:value="800">
                <text:p>800</text:p>
              </table:table-cell>
              <table:table-cell office:value-type="float" office:value="0.0566093">
                <text:p>0.05660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165649">
                <text:p>0.165649</text:p>
              </table:table-cell>
              <table:table-cell office:value-type="float" office:value="700">
                <text:p>700</text:p>
              </table:table-cell>
              <table:table-cell office:value-type="float" office:value="0.650388">
                <text:p>0.650388</text:p>
              </table:table-cell>
              <table:table-cell office:value-type="float" office:value="700">
                <text:p>700</text:p>
              </table:table-cell>
              <table:table-cell office:value-type="float" office:value="0.0704716">
                <text:p>0.0704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163461">
                <text:p>0.163461</text:p>
              </table:table-cell>
              <table:table-cell office:value-type="float" office:value="600">
                <text:p>600</text:p>
              </table:table-cell>
              <table:table-cell office:value-type="float" office:value="0.652612">
                <text:p>0.652612</text:p>
              </table:table-cell>
              <table:table-cell office:value-type="float" office:value="600">
                <text:p>600</text:p>
              </table:table-cell>
              <table:table-cell office:value-type="float" office:value="0.0695268">
                <text:p>0.0695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162769">
                <text:p>0.162769</text:p>
              </table:table-cell>
              <table:table-cell office:value-type="float" office:value="500">
                <text:p>500</text:p>
              </table:table-cell>
              <table:table-cell office:value-type="float" office:value="0.647886">
                <text:p>0.647886</text:p>
              </table:table-cell>
              <table:table-cell office:value-type="float" office:value="500">
                <text:p>500</text:p>
              </table:table-cell>
              <table:table-cell office:value-type="float" office:value="0.0702622">
                <text:p>0.0702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16424">
                <text:p>0.16424</text:p>
              </table:table-cell>
              <table:table-cell office:value-type="float" office:value="400">
                <text:p>400</text:p>
              </table:table-cell>
              <table:table-cell office:value-type="float" office:value="0.649634">
                <text:p>0.649634</text:p>
              </table:table-cell>
              <table:table-cell office:value-type="float" office:value="400">
                <text:p>400</text:p>
              </table:table-cell>
              <table:table-cell office:value-type="float" office:value="0.069915">
                <text:p>0.069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0.207478">
                <text:p>0.20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111185">
                <text:p>0.111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0.208052">
                <text:p>0.20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111964">
                <text:p>0.111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0.29331">
                <text:p>0.2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225984">
                <text:p>0.225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0.479036">
                <text:p>0.479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435169">
                <text:p>0.4351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0.484631">
                <text:p>0.48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433317">
                <text:p>0.433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0.472769">
                <text:p>0.47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43412">
                <text:p>0.43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48476">
                <text:p>0.4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439353">
                <text:p>0.439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474555">
                <text:p>0.47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40984">
                <text:p>0.440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0.773831">
                <text:p>0.77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866481">
                <text:p>0.866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0.767273">
                <text:p>0.76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872408">
                <text:p>0.8724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1.02844">
                <text:p>1.0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.70912">
                <text:p>1.70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1.9133">
                <text:p>1.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39648">
                <text:p>3.39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1.93651">
                <text:p>1.9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42801">
                <text:p>3.42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1.83501">
                <text:p>1.8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42973">
                <text:p>3.42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1.9141">
                <text:p>1.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41541">
                <text:p>3.41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.75514">
                <text:p>3.7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65212">
                <text:p>6.652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3.80999">
                <text:p>3.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79045">
                <text:p>6.79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3.82062">
                <text:p>3.8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.82208">
                <text:p>6.82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7.49218">
                <text:p>7.4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3.3191">
                <text:p>13.31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1.1764">
                <text:p>11.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95cm" svg:y="0.316cm" chart:style-name="ch2">
          <text:p>Driver-Reduce</text:p>
        </chart:title>
        <chart:legend chart:legend-position="end" svg:x="10.74cm" svg:y="3.952cm" style:legend-expansion="high" chart:style-name="ch3"/>
        <chart:plot-area chart:style-name="ch4" table:cell-range-address="100m_reduce.E79:100m_reduce.F130 100m_reduce.B77:100m_reduce.B77 100m_reduce.B132:100m_reduce.B132 100m_reduce.F134:100m_reduce.F204" chart:data-source-has-labels="row" svg:x="0.32cm" svg:y="1.301cm" svg:width="10.1cm" svg:height="7.519cm">
          <chartooo:coordinate-region svg:x="1.273cm" svg:y="1.5cm" svg:width="8.366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reduce.F79:100m_reduce.F130" chart:label-cell-address="100m_reduce.B77:100m_reduce.B77" chart:class="chart:scatter">
            <chart:domain table:cell-range-address="100m_reduce.E79:100m_reduce.E130"/>
            <chart:data-point chart:repeated="52"/>
          </chart:series>
          <chart:series chart:style-name="ch9" chart:values-cell-range-address="100m_reduce.F134:100m_reduce.F204" chart:label-cell-address="100m_reduce.B132:100m_reduce.B132" chart:class="chart:scatter">
            <chart:domain table:cell-range-address="100m_reduce.E134:100m_reduce.E204"/>
            <chart:data-point chart:repeated="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reduce.B77:100m_reduce.B7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reduce.B132:100m_reduce.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reduce.E79:100m_reduce.E130</svg:desc>
                </draw:g>
              </table:table-cell>
              <table:table-cell office:value-type="float" office:value="0.0693604">
                <text:p>0.0693604</text:p>
                <draw:g>
                  <svg:desc>100m_reduce.F79:100m_reduce.F130</svg:desc>
                </draw:g>
              </table:table-cell>
              <table:table-cell office:value-type="float" office:value="100000000">
                <text:p>100000000</text:p>
                <draw:g>
                  <svg:desc>100m_reduce.E134:100m_reduce.E204</svg:desc>
                </draw:g>
              </table:table-cell>
              <table:table-cell office:value-type="float" office:value="0.0705689">
                <text:p>0.0705689</text:p>
                <draw:g>
                  <svg:desc>100m_reduce.F134:100m_reduce.F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6717">
                <text:p>0.0706717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396">
                <text:p>0.07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0695945">
                <text:p>0.0695945</text:p>
              </table:table-cell>
              <table:table-cell office:value-type="float" office:value="80000000">
                <text:p>80000000</text:p>
              </table:table-cell>
              <table:table-cell office:value-type="float" office:value="0.0706447">
                <text:p>0.070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0.0694722">
                <text:p>0.0694722</text:p>
              </table:table-cell>
              <table:table-cell office:value-type="float" office:value="70000000">
                <text:p>70000000</text:p>
              </table:table-cell>
              <table:table-cell office:value-type="float" office:value="0.0706021">
                <text:p>0.070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0697738">
                <text:p>0.0697738</text:p>
              </table:table-cell>
              <table:table-cell office:value-type="float" office:value="60000000">
                <text:p>60000000</text:p>
              </table:table-cell>
              <table:table-cell office:value-type="float" office:value="0.0705854">
                <text:p>0.0705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96">
                <text:p>0.0488696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85">
                <text:p>0.0488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0.0489569">
                <text:p>0.0489569</text:p>
              </table:table-cell>
              <table:table-cell office:value-type="float" office:value="40000000">
                <text:p>40000000</text:p>
              </table:table-cell>
              <table:table-cell office:value-type="float" office:value="0.0490798">
                <text:p>0.0490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222">
                <text:p>0.0489222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49">
                <text:p>0.048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9178">
                <text:p>0.0489178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8647">
                <text:p>0.0488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0494833">
                <text:p>0.0494833</text:p>
              </table:table-cell>
              <table:table-cell office:value-type="float" office:value="10000000">
                <text:p>10000000</text:p>
              </table:table-cell>
              <table:table-cell office:value-type="float" office:value="0.0487941">
                <text:p>0.048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0487695">
                <text:p>0.0487695</text:p>
              </table:table-cell>
              <table:table-cell office:value-type="float" office:value="9000000">
                <text:p>9000000</text:p>
              </table:table-cell>
              <table:table-cell office:value-type="float" office:value="0.0490419">
                <text:p>0.049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0485617">
                <text:p>0.0485617</text:p>
              </table:table-cell>
              <table:table-cell office:value-type="float" office:value="8000000">
                <text:p>8000000</text:p>
              </table:table-cell>
              <table:table-cell office:value-type="float" office:value="0.0490661">
                <text:p>0.0490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0488144">
                <text:p>0.0488144</text:p>
              </table:table-cell>
              <table:table-cell office:value-type="float" office:value="7000000">
                <text:p>7000000</text:p>
              </table:table-cell>
              <table:table-cell office:value-type="float" office:value="0.0488066">
                <text:p>0.0488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0.0486753">
                <text:p>0.0486753</text:p>
              </table:table-cell>
              <table:table-cell office:value-type="float" office:value="6000000">
                <text:p>6000000</text:p>
              </table:table-cell>
              <table:table-cell office:value-type="float" office:value="0.048772">
                <text:p>0.048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0487458">
                <text:p>0.0487458</text:p>
              </table:table-cell>
              <table:table-cell office:value-type="float" office:value="5000000">
                <text:p>5000000</text:p>
              </table:table-cell>
              <table:table-cell office:value-type="float" office:value="0.0488113">
                <text:p>0.0488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0494419">
                <text:p>0.0494419</text:p>
              </table:table-cell>
              <table:table-cell office:value-type="float" office:value="4000000">
                <text:p>4000000</text:p>
              </table:table-cell>
              <table:table-cell office:value-type="float" office:value="0.0493974">
                <text:p>0.0493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0490606">
                <text:p>0.0490606</text:p>
              </table:table-cell>
              <table:table-cell office:value-type="float" office:value="3000000">
                <text:p>3000000</text:p>
              </table:table-cell>
              <table:table-cell office:value-type="float" office:value="0.0491169">
                <text:p>0.0491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0486334">
                <text:p>0.0486334</text:p>
              </table:table-cell>
              <table:table-cell office:value-type="float" office:value="2000000">
                <text:p>2000000</text:p>
              </table:table-cell>
              <table:table-cell office:value-type="float" office:value="0.048767">
                <text:p>0.048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.0485039">
                <text:p>0.0485039</text:p>
              </table:table-cell>
              <table:table-cell office:value-type="float" office:value="1000000">
                <text:p>1000000</text:p>
              </table:table-cell>
              <table:table-cell office:value-type="float" office:value="0.0483698">
                <text:p>0.0483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0.0488323">
                <text:p>0.0488323</text:p>
              </table:table-cell>
              <table:table-cell office:value-type="float" office:value="900000">
                <text:p>900000</text:p>
              </table:table-cell>
              <table:table-cell office:value-type="float" office:value="0.0487825">
                <text:p>0.0487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0.049102">
                <text:p>0.049102</text:p>
              </table:table-cell>
              <table:table-cell office:value-type="float" office:value="800000">
                <text:p>800000</text:p>
              </table:table-cell>
              <table:table-cell office:value-type="float" office:value="0.0487527">
                <text:p>0.0487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0494916">
                <text:p>0.0494916</text:p>
              </table:table-cell>
              <table:table-cell office:value-type="float" office:value="700000">
                <text:p>700000</text:p>
              </table:table-cell>
              <table:table-cell office:value-type="float" office:value="0.0484892">
                <text:p>0.0484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0485908">
                <text:p>0.0485908</text:p>
              </table:table-cell>
              <table:table-cell office:value-type="float" office:value="600000">
                <text:p>600000</text:p>
              </table:table-cell>
              <table:table-cell office:value-type="float" office:value="0.048452">
                <text:p>0.048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0488218">
                <text:p>0.0488218</text:p>
              </table:table-cell>
              <table:table-cell office:value-type="float" office:value="500000">
                <text:p>500000</text:p>
              </table:table-cell>
              <table:table-cell office:value-type="float" office:value="0.0485085">
                <text:p>0.0485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0487255">
                <text:p>0.0487255</text:p>
              </table:table-cell>
              <table:table-cell office:value-type="float" office:value="400000">
                <text:p>400000</text:p>
              </table:table-cell>
              <table:table-cell office:value-type="float" office:value="0.0488203">
                <text:p>0.0488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0487079">
                <text:p>0.0487079</text:p>
              </table:table-cell>
              <table:table-cell office:value-type="float" office:value="300000">
                <text:p>300000</text:p>
              </table:table-cell>
              <table:table-cell office:value-type="float" office:value="0.0484342">
                <text:p>0.0484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0487109">
                <text:p>0.0487109</text:p>
              </table:table-cell>
              <table:table-cell office:value-type="float" office:value="200000">
                <text:p>200000</text:p>
              </table:table-cell>
              <table:table-cell office:value-type="float" office:value="0.0484528">
                <text:p>0.048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0492722">
                <text:p>0.0492722</text:p>
              </table:table-cell>
              <table:table-cell office:value-type="float" office:value="100000">
                <text:p>100000</text:p>
              </table:table-cell>
              <table:table-cell office:value-type="float" office:value="0.0483606">
                <text:p>0.0483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0491257">
                <text:p>0.0491257</text:p>
              </table:table-cell>
              <table:table-cell office:value-type="float" office:value="90000">
                <text:p>90000</text:p>
              </table:table-cell>
              <table:table-cell office:value-type="float" office:value="0.048518">
                <text:p>0.048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0489761">
                <text:p>0.0489761</text:p>
              </table:table-cell>
              <table:table-cell office:value-type="float" office:value="80000">
                <text:p>80000</text:p>
              </table:table-cell>
              <table:table-cell office:value-type="float" office:value="0.048526">
                <text:p>0.048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0490538">
                <text:p>0.0490538</text:p>
              </table:table-cell>
              <table:table-cell office:value-type="float" office:value="70000">
                <text:p>70000</text:p>
              </table:table-cell>
              <table:table-cell office:value-type="float" office:value="0.0484179">
                <text:p>0.0484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048935">
                <text:p>0.048935</text:p>
              </table:table-cell>
              <table:table-cell office:value-type="float" office:value="60000">
                <text:p>60000</text:p>
              </table:table-cell>
              <table:table-cell office:value-type="float" office:value="0.0484281">
                <text:p>0.048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0492071">
                <text:p>0.0492071</text:p>
              </table:table-cell>
              <table:table-cell office:value-type="float" office:value="50000">
                <text:p>50000</text:p>
              </table:table-cell>
              <table:table-cell office:value-type="float" office:value="0.0487132">
                <text:p>0.0487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0500954">
                <text:p>0.0500954</text:p>
              </table:table-cell>
              <table:table-cell office:value-type="float" office:value="40000">
                <text:p>40000</text:p>
              </table:table-cell>
              <table:table-cell office:value-type="float" office:value="0.048582">
                <text:p>0.048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049739">
                <text:p>0.049739</text:p>
              </table:table-cell>
              <table:table-cell office:value-type="float" office:value="30000">
                <text:p>30000</text:p>
              </table:table-cell>
              <table:table-cell office:value-type="float" office:value="0.0485193">
                <text:p>0.0485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0517608">
                <text:p>0.0517608</text:p>
              </table:table-cell>
              <table:table-cell office:value-type="float" office:value="20000">
                <text:p>20000</text:p>
              </table:table-cell>
              <table:table-cell office:value-type="float" office:value="0.0487916">
                <text:p>0.0487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0564488">
                <text:p>0.0564488</text:p>
              </table:table-cell>
              <table:table-cell office:value-type="float" office:value="10000">
                <text:p>10000</text:p>
              </table:table-cell>
              <table:table-cell office:value-type="float" office:value="0.0492421">
                <text:p>0.0492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0568754">
                <text:p>0.0568754</text:p>
              </table:table-cell>
              <table:table-cell office:value-type="float" office:value="9000">
                <text:p>9000</text:p>
              </table:table-cell>
              <table:table-cell office:value-type="float" office:value="0.0491277">
                <text:p>0.0491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0563854">
                <text:p>0.0563854</text:p>
              </table:table-cell>
              <table:table-cell office:value-type="float" office:value="8000">
                <text:p>8000</text:p>
              </table:table-cell>
              <table:table-cell office:value-type="float" office:value="0.0494131">
                <text:p>0.0494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0565672">
                <text:p>0.0565672</text:p>
              </table:table-cell>
              <table:table-cell office:value-type="float" office:value="7000">
                <text:p>7000</text:p>
              </table:table-cell>
              <table:table-cell office:value-type="float" office:value="0.0493061">
                <text:p>0.049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0701473">
                <text:p>0.0701473</text:p>
              </table:table-cell>
              <table:table-cell office:value-type="float" office:value="6000">
                <text:p>6000</text:p>
              </table:table-cell>
              <table:table-cell office:value-type="float" office:value="0.05002">
                <text:p>0.0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0695713">
                <text:p>0.0695713</text:p>
              </table:table-cell>
              <table:table-cell office:value-type="float" office:value="5000">
                <text:p>5000</text:p>
              </table:table-cell>
              <table:table-cell office:value-type="float" office:value="0.0499494">
                <text:p>0.0499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0696223">
                <text:p>0.0696223</text:p>
              </table:table-cell>
              <table:table-cell office:value-type="float" office:value="4000">
                <text:p>4000</text:p>
              </table:table-cell>
              <table:table-cell office:value-type="float" office:value="0.0499389">
                <text:p>0.0499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119631">
                <text:p>0.119631</text:p>
              </table:table-cell>
              <table:table-cell office:value-type="float" office:value="3000">
                <text:p>3000</text:p>
              </table:table-cell>
              <table:table-cell office:value-type="float" office:value="0.0519189">
                <text:p>0.0519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12231">
                <text:p>0.12231</text:p>
              </table:table-cell>
              <table:table-cell office:value-type="float" office:value="2000">
                <text:p>2000</text:p>
              </table:table-cell>
              <table:table-cell office:value-type="float" office:value="0.0520255">
                <text:p>0.0520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293778">
                <text:p>0.293778</text:p>
              </table:table-cell>
              <table:table-cell office:value-type="float" office:value="1000">
                <text:p>1000</text:p>
              </table:table-cell>
              <table:table-cell office:value-type="float" office:value="0.056811">
                <text:p>0.056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299268">
                <text:p>0.299268</text:p>
              </table:table-cell>
              <table:table-cell office:value-type="float" office:value="900">
                <text:p>900</text:p>
              </table:table-cell>
              <table:table-cell office:value-type="float" office:value="0.0564488">
                <text:p>0.0564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294188">
                <text:p>0.294188</text:p>
              </table:table-cell>
              <table:table-cell office:value-type="float" office:value="800">
                <text:p>800</text:p>
              </table:table-cell>
              <table:table-cell office:value-type="float" office:value="0.0566093">
                <text:p>0.05660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650388">
                <text:p>0.650388</text:p>
              </table:table-cell>
              <table:table-cell office:value-type="float" office:value="700">
                <text:p>700</text:p>
              </table:table-cell>
              <table:table-cell office:value-type="float" office:value="0.0704716">
                <text:p>0.0704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652612">
                <text:p>0.652612</text:p>
              </table:table-cell>
              <table:table-cell office:value-type="float" office:value="600">
                <text:p>600</text:p>
              </table:table-cell>
              <table:table-cell office:value-type="float" office:value="0.0695268">
                <text:p>0.0695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647886">
                <text:p>0.647886</text:p>
              </table:table-cell>
              <table:table-cell office:value-type="float" office:value="500">
                <text:p>500</text:p>
              </table:table-cell>
              <table:table-cell office:value-type="float" office:value="0.0702622">
                <text:p>0.0702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649634">
                <text:p>0.649634</text:p>
              </table:table-cell>
              <table:table-cell office:value-type="float" office:value="400">
                <text:p>400</text:p>
              </table:table-cell>
              <table:table-cell office:value-type="float" office:value="0.069915">
                <text:p>0.06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111185">
                <text:p>0.111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111964">
                <text:p>0.111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225984">
                <text:p>0.225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435169">
                <text:p>0.435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433317">
                <text:p>0.433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43412">
                <text:p>0.43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439353">
                <text:p>0.439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40984">
                <text:p>0.440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866481">
                <text:p>0.866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872408">
                <text:p>0.872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.70912">
                <text:p>1.70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39648">
                <text:p>3.39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42801">
                <text:p>3.42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42973">
                <text:p>3.42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41541">
                <text:p>3.41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65212">
                <text:p>6.6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79045">
                <text:p>6.79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.82208">
                <text:p>6.82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3.3191">
                <text:p>13.31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Driver-Reduce SpeedUp</text:p>
        </chart:title>
        <chart:legend chart:legend-position="end" svg:x="10.74cm" svg:y="3.703cm" style:legend-expansion="high" chart:style-name="ch3"/>
        <chart:plot-area chart:style-name="ch4" table:cell-range-address="100m_reduce.E4:100m_reduce.E75 100m_reduce.B2:100m_reduce.B2 100m_reduce.G4:100m_reduce.G75 100m_reduce.B77:100m_reduce.B77 100m_reduce.I80:100m_reduce.I130 100m_reduce.B132:100m_reduce.B132 100m_reduce.I134:100m_reduce.I204" chart:data-source-has-labels="row" svg:x="0.32cm" svg:y="1.301cm" svg:width="10.1cm" svg:height="7.519cm">
          <chartooo:coordinate-region svg:x="1.273cm" svg:y="1.5cm" svg:width="8.366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reduce.G4:100m_reduce.G75" chart:label-cell-address="100m_reduce.B2:100m_reduce.B2" chart:class="chart:scatter">
            <chart:domain table:cell-range-address="100m_reduce.E4:100m_reduce.E75"/>
            <chart:data-point chart:repeated="72"/>
          </chart:series>
          <chart:series chart:style-name="ch9" chart:values-cell-range-address="100m_reduce.I80:100m_reduce.I130" chart:label-cell-address="100m_reduce.B77:100m_reduce.B77" chart:class="chart:scatter">
            <chart:domain table:cell-range-address="100m_reduce.E79:100m_reduce.E130"/>
            <chart:data-point chart:repeated="52"/>
          </chart:series>
          <chart:series chart:style-name="ch10" chart:values-cell-range-address="100m_reduce.I134:100m_reduce.I204" chart:label-cell-address="100m_reduce.B132:100m_reduce.B132" chart:class="chart:scatter">
            <chart:domain table:cell-range-address="100m_reduce.E134:100m_reduce.E204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reduce.B2:100m_reduc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reduce.B77:100m_reduce.B7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reduce.B132:100m_reduce.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reduce.E4:100m_reduce.E75</svg:desc>
                </draw:g>
              </table:table-cell>
              <table:table-cell office:value-type="float" office:value="1">
                <text:p>1</text:p>
                <draw:g>
                  <svg:desc>100m_reduce.G4:100m_reduce.G75</svg:desc>
                </draw:g>
              </table:table-cell>
              <table:table-cell office:value-type="float" office:value="100000000">
                <text:p>100000000</text:p>
                <draw:g>
                  <svg:desc>100m_reduce.E79:100m_reduce.E130</svg:desc>
                </draw:g>
              </table:table-cell>
              <table:table-cell office:value-type="float" office:value="1.6759042162563">
                <text:p>1.6759042162563</text:p>
                <draw:g>
                  <svg:desc>100m_reduce.I80:100m_reduce.I130</svg:desc>
                </draw:g>
              </table:table-cell>
              <table:table-cell office:value-type="float" office:value="100000000">
                <text:p>100000000</text:p>
                <draw:g>
                  <svg:desc>100m_reduce.E134:100m_reduce.E204</svg:desc>
                </draw:g>
              </table:table-cell>
              <table:table-cell office:value-type="float" office:value="1.67834556015469">
                <text:p>1.67834556015469</text:p>
                <draw:g>
                  <svg:desc>100m_reduce.I134:100m_reduce.I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0.976462149817798">
                <text:p>0.976462149817798</text:p>
              </table:table-cell>
              <table:table-cell office:value-type="float" office:value="90000000">
                <text:p>90000000</text:p>
              </table:table-cell>
              <table:table-cell office:value-type="float" office:value="1.70184425493394">
                <text:p>1.70184425493394</text:p>
              </table:table-cell>
              <table:table-cell office:value-type="float" office:value="90000000">
                <text:p>90000000</text:p>
              </table:table-cell>
              <table:table-cell office:value-type="float" office:value="1.68246775384965">
                <text:p>1.68246775384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993690798801923">
                <text:p>0.993690798801923</text:p>
              </table:table-cell>
              <table:table-cell office:value-type="float" office:value="80000000">
                <text:p>80000000</text:p>
              </table:table-cell>
              <table:table-cell office:value-type="float" office:value="1.70484020946508">
                <text:p>1.70484020946508</text:p>
              </table:table-cell>
              <table:table-cell office:value-type="float" office:value="80000000">
                <text:p>80000000</text:p>
              </table:table-cell>
              <table:table-cell office:value-type="float" office:value="1.67654473725559">
                <text:p>1.67654473725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1.00321872961824">
                <text:p>1.00321872961824</text:p>
              </table:table-cell>
              <table:table-cell office:value-type="float" office:value="70000000">
                <text:p>70000000</text:p>
              </table:table-cell>
              <table:table-cell office:value-type="float" office:value="1.69747097047889">
                <text:p>1.69747097047889</text:p>
              </table:table-cell>
              <table:table-cell office:value-type="float" office:value="70000000">
                <text:p>70000000</text:p>
              </table:table-cell>
              <table:table-cell office:value-type="float" office:value="1.6775563333102">
                <text:p>1.6775563333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995268987075847">
                <text:p>0.995268987075847</text:p>
              </table:table-cell>
              <table:table-cell office:value-type="float" office:value="60000000">
                <text:p>60000000</text:p>
              </table:table-cell>
              <table:table-cell office:value-type="float" office:value="2.42357211845401">
                <text:p>2.42357211845401</text:p>
              </table:table-cell>
              <table:table-cell office:value-type="float" office:value="60000000">
                <text:p>60000000</text:p>
              </table:table-cell>
              <table:table-cell office:value-type="float" office:value="1.67795323112145">
                <text:p>1.67795323112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00524524490541">
                <text:p>1.00524524490541</text:p>
              </table:table-cell>
              <table:table-cell office:value-type="float" office:value="50000000">
                <text:p>50000000</text:p>
              </table:table-cell>
              <table:table-cell office:value-type="float" office:value="2.41925040188411">
                <text:p>2.41925040188411</text:p>
              </table:table-cell>
              <table:table-cell office:value-type="float" office:value="50000000">
                <text:p>50000000</text:p>
              </table:table-cell>
              <table:table-cell office:value-type="float" office:value="2.42362667157781">
                <text:p>2.42362667157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1.00240362236046">
                <text:p>1.00240362236046</text:p>
              </table:table-cell>
              <table:table-cell office:value-type="float" office:value="40000000">
                <text:p>40000000</text:p>
              </table:table-cell>
              <table:table-cell office:value-type="float" office:value="2.42096635065471">
                <text:p>2.42096635065471</text:p>
              </table:table-cell>
              <table:table-cell office:value-type="float" office:value="40000000">
                <text:p>40000000</text:p>
              </table:table-cell>
              <table:table-cell office:value-type="float" office:value="2.41319239279704">
                <text:p>2.41319239279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1.00306579604834">
                <text:p>1.00306579604834</text:p>
              </table:table-cell>
              <table:table-cell office:value-type="float" office:value="30000000">
                <text:p>30000000</text:p>
              </table:table-cell>
              <table:table-cell office:value-type="float" office:value="2.42118410885199">
                <text:p>2.42118410885199</text:p>
              </table:table-cell>
              <table:table-cell office:value-type="float" office:value="30000000">
                <text:p>30000000</text:p>
              </table:table-cell>
              <table:table-cell office:value-type="float" office:value="2.41964085068132">
                <text:p>2.41964085068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1.00321872961824">
                <text:p>1.00321872961824</text:p>
              </table:table-cell>
              <table:table-cell office:value-type="float" office:value="20000000">
                <text:p>20000000</text:p>
              </table:table-cell>
              <table:table-cell office:value-type="float" office:value="2.39351457966627">
                <text:p>2.39351457966627</text:p>
              </table:table-cell>
              <table:table-cell office:value-type="float" office:value="20000000">
                <text:p>20000000</text:p>
              </table:table-cell>
              <table:table-cell office:value-type="float" office:value="2.42381514672146">
                <text:p>2.42381514672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.00217461203906">
                <text:p>1.00217461203906</text:p>
              </table:table-cell>
              <table:table-cell office:value-type="float" office:value="10000000">
                <text:p>10000000</text:p>
              </table:table-cell>
              <table:table-cell office:value-type="float" office:value="2.42854653010591">
                <text:p>2.42854653010591</text:p>
              </table:table-cell>
              <table:table-cell office:value-type="float" office:value="10000000">
                <text:p>10000000</text:p>
              </table:table-cell>
              <table:table-cell office:value-type="float" office:value="2.42732215575244">
                <text:p>2.42732215575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994834276882759">
                <text:p>0.994834276882759</text:p>
              </table:table-cell>
              <table:table-cell office:value-type="float" office:value="9000000">
                <text:p>9000000</text:p>
              </table:table-cell>
              <table:table-cell office:value-type="float" office:value="2.43893850503586">
                <text:p>2.43893850503586</text:p>
              </table:table-cell>
              <table:table-cell office:value-type="float" office:value="9000000">
                <text:p>9000000</text:p>
              </table:table-cell>
              <table:table-cell office:value-type="float" office:value="2.41505732852928">
                <text:p>2.41505732852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999924017290288">
                <text:p>0.999924017290288</text:p>
              </table:table-cell>
              <table:table-cell office:value-type="float" office:value="8000000">
                <text:p>8000000</text:p>
              </table:table-cell>
              <table:table-cell office:value-type="float" office:value="2.42631272739192">
                <text:p>2.42631272739192</text:p>
              </table:table-cell>
              <table:table-cell office:value-type="float" office:value="8000000">
                <text:p>8000000</text:p>
              </table:table-cell>
              <table:table-cell office:value-type="float" office:value="2.41386619274815">
                <text:p>2.41386619274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991478105092209">
                <text:p>0.991478105092209</text:p>
              </table:table-cell>
              <table:table-cell office:value-type="float" office:value="7000000">
                <text:p>7000000</text:p>
              </table:table-cell>
              <table:table-cell office:value-type="float" office:value="2.43324643094136">
                <text:p>2.43324643094136</text:p>
              </table:table-cell>
              <table:table-cell office:value-type="float" office:value="7000000">
                <text:p>7000000</text:p>
              </table:table-cell>
              <table:table-cell office:value-type="float" office:value="2.42670048722919">
                <text:p>2.42670048722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1.00109881750332">
                <text:p>1.00109881750332</text:p>
              </table:table-cell>
              <table:table-cell office:value-type="float" office:value="6000000">
                <text:p>6000000</text:p>
              </table:table-cell>
              <table:table-cell office:value-type="float" office:value="2.42972727906815">
                <text:p>2.42972727906815</text:p>
              </table:table-cell>
              <table:table-cell office:value-type="float" office:value="6000000">
                <text:p>6000000</text:p>
              </table:table-cell>
              <table:table-cell office:value-type="float" office:value="2.42842204543591">
                <text:p>2.42842204543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997498652472713">
                <text:p>0.997498652472713</text:p>
              </table:table-cell>
              <table:table-cell office:value-type="float" office:value="5000000">
                <text:p>5000000</text:p>
              </table:table-cell>
              <table:table-cell office:value-type="float" office:value="2.39551878062939">
                <text:p>2.39551878062939</text:p>
              </table:table-cell>
              <table:table-cell office:value-type="float" office:value="5000000">
                <text:p>5000000</text:p>
              </table:table-cell>
              <table:table-cell office:value-type="float" office:value="2.42646682223174">
                <text:p>2.42646682223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997683508263558">
                <text:p>0.997683508263558</text:p>
              </table:table-cell>
              <table:table-cell office:value-type="float" office:value="4000000">
                <text:p>4000000</text:p>
              </table:table-cell>
              <table:table-cell office:value-type="float" office:value="2.41413680224049">
                <text:p>2.41413680224049</text:p>
              </table:table-cell>
              <table:table-cell office:value-type="float" office:value="4000000">
                <text:p>4000000</text:p>
              </table:table-cell>
              <table:table-cell office:value-type="float" office:value="2.39767680080328">
                <text:p>2.39767680080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997229893574027">
                <text:p>0.997229893574027</text:p>
              </table:table-cell>
              <table:table-cell office:value-type="float" office:value="3000000">
                <text:p>3000000</text:p>
              </table:table-cell>
              <table:table-cell office:value-type="float" office:value="2.43534278911201">
                <text:p>2.43534278911201</text:p>
              </table:table-cell>
              <table:table-cell office:value-type="float" office:value="3000000">
                <text:p>3000000</text:p>
              </table:table-cell>
              <table:table-cell office:value-type="float" office:value="2.41136961005275">
                <text:p>2.41136961005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998533044438637">
                <text:p>0.998533044438637</text:p>
              </table:table-cell>
              <table:table-cell office:value-type="float" office:value="2000000">
                <text:p>2000000</text:p>
              </table:table-cell>
              <table:table-cell office:value-type="float" office:value="2.44184488257645">
                <text:p>2.44184488257645</text:p>
              </table:table-cell>
              <table:table-cell office:value-type="float" office:value="2000000">
                <text:p>2000000</text:p>
              </table:table-cell>
              <table:table-cell office:value-type="float" office:value="2.42867102753911">
                <text:p>2.42867102753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1.00234423926474">
                <text:p>1.00234423926474</text:p>
              </table:table-cell>
              <table:table-cell office:value-type="float" office:value="1000000">
                <text:p>1000000</text:p>
              </table:table-cell>
              <table:table-cell office:value-type="float" office:value="2.42542333660303">
                <text:p>2.42542333660303</text:p>
              </table:table-cell>
              <table:table-cell office:value-type="float" office:value="1000000">
                <text:p>1000000</text:p>
              </table:table-cell>
              <table:table-cell office:value-type="float" office:value="2.44861463144359">
                <text:p>2.44861463144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1.00070972920451">
                <text:p>1.00070972920451</text:p>
              </table:table-cell>
              <table:table-cell office:value-type="float" office:value="900000">
                <text:p>900000</text:p>
              </table:table-cell>
              <table:table-cell office:value-type="float" office:value="2.41210134006761">
                <text:p>2.41210134006761</text:p>
              </table:table-cell>
              <table:table-cell office:value-type="float" office:value="900000">
                <text:p>900000</text:p>
              </table:table-cell>
              <table:table-cell office:value-type="float" office:value="2.42789934915185">
                <text:p>2.42789934915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1.0008534874681">
                <text:p>1.0008534874681</text:p>
              </table:table-cell>
              <table:table-cell office:value-type="float" office:value="800000">
                <text:p>800000</text:p>
              </table:table-cell>
              <table:table-cell office:value-type="float" office:value="2.39311317476097">
                <text:p>2.39311317476097</text:p>
              </table:table-cell>
              <table:table-cell office:value-type="float" office:value="800000">
                <text:p>800000</text:p>
              </table:table-cell>
              <table:table-cell office:value-type="float" office:value="2.42938339825281">
                <text:p>2.42938339825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985398605587633">
                <text:p>0.985398605587633</text:p>
              </table:table-cell>
              <table:table-cell office:value-type="float" office:value="700000">
                <text:p>700000</text:p>
              </table:table-cell>
              <table:table-cell office:value-type="float" office:value="2.43747787647044">
                <text:p>2.43747787647044</text:p>
              </table:table-cell>
              <table:table-cell office:value-type="float" office:value="700000">
                <text:p>700000</text:p>
              </table:table-cell>
              <table:table-cell office:value-type="float" office:value="2.44258515298252">
                <text:p>2.44258515298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993040941065994">
                <text:p>0.993040941065994</text:p>
              </table:table-cell>
              <table:table-cell office:value-type="float" office:value="600000">
                <text:p>600000</text:p>
              </table:table-cell>
              <table:table-cell office:value-type="float" office:value="2.42594496720727">
                <text:p>2.42594496720727</text:p>
              </table:table-cell>
              <table:table-cell office:value-type="float" office:value="600000">
                <text:p>600000</text:p>
              </table:table-cell>
              <table:table-cell office:value-type="float" office:value="2.44446049698671">
                <text:p>2.4444604969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989481862687764">
                <text:p>0.989481862687764</text:p>
              </table:table-cell>
              <table:table-cell office:value-type="float" office:value="500000">
                <text:p>500000</text:p>
              </table:table-cell>
              <table:table-cell office:value-type="float" office:value="2.43073955115904">
                <text:p>2.43073955115904</text:p>
              </table:table-cell>
              <table:table-cell office:value-type="float" office:value="500000">
                <text:p>500000</text:p>
              </table:table-cell>
              <table:table-cell office:value-type="float" office:value="2.44161332549965">
                <text:p>2.44161332549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983737136307383">
                <text:p>0.983737136307383</text:p>
              </table:table-cell>
              <table:table-cell office:value-type="float" office:value="400000">
                <text:p>400000</text:p>
              </table:table-cell>
              <table:table-cell office:value-type="float" office:value="2.43161786896992">
                <text:p>2.43161786896992</text:p>
              </table:table-cell>
              <table:table-cell office:value-type="float" office:value="400000">
                <text:p>400000</text:p>
              </table:table-cell>
              <table:table-cell office:value-type="float" office:value="2.42601950418166">
                <text:p>2.42601950418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992092676511731">
                <text:p>0.992092676511731</text:p>
              </table:table-cell>
              <table:table-cell office:value-type="float" office:value="300000">
                <text:p>300000</text:p>
              </table:table-cell>
              <table:table-cell office:value-type="float" office:value="2.43146811083351">
                <text:p>2.43146811083351</text:p>
              </table:table-cell>
              <table:table-cell office:value-type="float" office:value="300000">
                <text:p>300000</text:p>
              </table:table-cell>
              <table:table-cell office:value-type="float" office:value="2.44535885799703">
                <text:p>2.44535885799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989738190144317">
                <text:p>0.989738190144317</text:p>
              </table:table-cell>
              <table:table-cell office:value-type="float" office:value="200000">
                <text:p>200000</text:p>
              </table:table-cell>
              <table:table-cell office:value-type="float" office:value="2.40376926542756">
                <text:p>2.40376926542756</text:p>
              </table:table-cell>
              <table:table-cell office:value-type="float" office:value="200000">
                <text:p>200000</text:p>
              </table:table-cell>
              <table:table-cell office:value-type="float" office:value="2.44442013671037">
                <text:p>2.44442013671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98954799899741">
                <text:p>0.98954799899741</text:p>
              </table:table-cell>
              <table:table-cell office:value-type="float" office:value="100000">
                <text:p>100000</text:p>
              </table:table-cell>
              <table:table-cell office:value-type="float" office:value="2.4109376558502">
                <text:p>2.4109376558502</text:p>
              </table:table-cell>
              <table:table-cell office:value-type="float" office:value="100000">
                <text:p>100000</text:p>
              </table:table-cell>
              <table:table-cell office:value-type="float" office:value="2.44908044978764">
                <text:p>2.44908044978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99340742293982">
                <text:p>0.99340742293982</text:p>
              </table:table-cell>
              <table:table-cell office:value-type="float" office:value="90000">
                <text:p>90000</text:p>
              </table:table-cell>
              <table:table-cell office:value-type="float" office:value="2.41830198811257">
                <text:p>2.41830198811257</text:p>
              </table:table-cell>
              <table:table-cell office:value-type="float" office:value="90000">
                <text:p>90000</text:p>
              </table:table-cell>
              <table:table-cell office:value-type="float" office:value="2.44113524877365">
                <text:p>2.44113524877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981625447553375">
                <text:p>0.981625447553375</text:p>
              </table:table-cell>
              <table:table-cell office:value-type="float" office:value="80000">
                <text:p>80000</text:p>
              </table:table-cell>
              <table:table-cell office:value-type="float" office:value="2.41447145786871">
                <text:p>2.41447145786871</text:p>
              </table:table-cell>
              <table:table-cell office:value-type="float" office:value="80000">
                <text:p>80000</text:p>
              </table:table-cell>
              <table:table-cell office:value-type="float" office:value="2.44073280303343">
                <text:p>2.44073280303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992691369613866">
                <text:p>0.992691369613866</text:p>
              </table:table-cell>
              <table:table-cell office:value-type="float" office:value="70000">
                <text:p>70000</text:p>
              </table:table-cell>
              <table:table-cell office:value-type="float" office:value="2.42033309492183">
                <text:p>2.42033309492183</text:p>
              </table:table-cell>
              <table:table-cell office:value-type="float" office:value="70000">
                <text:p>70000</text:p>
              </table:table-cell>
              <table:table-cell office:value-type="float" office:value="2.44618209381241">
                <text:p>2.44618209381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992741293323834">
                <text:p>0.992741293323834</text:p>
              </table:table-cell>
              <table:table-cell office:value-type="float" office:value="60000">
                <text:p>60000</text:p>
              </table:table-cell>
              <table:table-cell office:value-type="float" office:value="2.40694940364297">
                <text:p>2.40694940364297</text:p>
              </table:table-cell>
              <table:table-cell office:value-type="float" office:value="60000">
                <text:p>60000</text:p>
              </table:table-cell>
              <table:table-cell office:value-type="float" office:value="2.44566687522327">
                <text:p>2.44566687522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9886476514829">
                <text:p>0.9886476514829</text:p>
              </table:table-cell>
              <table:table-cell office:value-type="float" office:value="50000">
                <text:p>50000</text:p>
              </table:table-cell>
              <table:table-cell office:value-type="float" office:value="2.36426897479609">
                <text:p>2.36426897479609</text:p>
              </table:table-cell>
              <table:table-cell office:value-type="float" office:value="50000">
                <text:p>50000</text:p>
              </table:table-cell>
              <table:table-cell office:value-type="float" office:value="2.4313533087541">
                <text:p>2.4313533087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987370158560782">
                <text:p>0.987370158560782</text:p>
              </table:table-cell>
              <table:table-cell office:value-type="float" office:value="40000">
                <text:p>40000</text:p>
              </table:table-cell>
              <table:table-cell office:value-type="float" office:value="2.38120991576027">
                <text:p>2.38120991576027</text:p>
              </table:table-cell>
              <table:table-cell office:value-type="float" office:value="40000">
                <text:p>40000</text:p>
              </table:table-cell>
              <table:table-cell office:value-type="float" office:value="2.43791939401424">
                <text:p>2.43791939401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983655435315222">
                <text:p>0.983655435315222</text:p>
              </table:table-cell>
              <table:table-cell office:value-type="float" office:value="30000">
                <text:p>30000</text:p>
              </table:table-cell>
              <table:table-cell office:value-type="float" office:value="2.28819879136335">
                <text:p>2.28819879136335</text:p>
              </table:table-cell>
              <table:table-cell office:value-type="float" office:value="30000">
                <text:p>30000</text:p>
              </table:table-cell>
              <table:table-cell office:value-type="float" office:value="2.44106984231017">
                <text:p>2.44106984231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967077920487299">
                <text:p>0.967077920487299</text:p>
              </table:table-cell>
              <table:table-cell office:value-type="float" office:value="20000">
                <text:p>20000</text:p>
              </table:table-cell>
              <table:table-cell office:value-type="float" office:value="2.09816683437026">
                <text:p>2.09816683437026</text:p>
              </table:table-cell>
              <table:table-cell office:value-type="float" office:value="20000">
                <text:p>20000</text:p>
              </table:table-cell>
              <table:table-cell office:value-type="float" office:value="2.42744652768099">
                <text:p>2.427446527680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954429706512805">
                <text:p>0.954429706512805</text:p>
              </table:table-cell>
              <table:table-cell office:value-type="float" office:value="10000">
                <text:p>10000</text:p>
              </table:table-cell>
              <table:table-cell office:value-type="float" office:value="2.08242931038727">
                <text:p>2.08242931038727</text:p>
              </table:table-cell>
              <table:table-cell office:value-type="float" office:value="10000">
                <text:p>10000</text:p>
              </table:table-cell>
              <table:table-cell office:value-type="float" office:value="2.4052386068019">
                <text:p>2.4052386068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955631041327115">
                <text:p>0.955631041327115</text:p>
              </table:table-cell>
              <table:table-cell office:value-type="float" office:value="9000">
                <text:p>9000</text:p>
              </table:table-cell>
              <table:table-cell office:value-type="float" office:value="2.10052602269382">
                <text:p>2.10052602269382</text:p>
              </table:table-cell>
              <table:table-cell office:value-type="float" office:value="9000">
                <text:p>9000</text:p>
              </table:table-cell>
              <table:table-cell office:value-type="float" office:value="2.41083950602206">
                <text:p>2.41083950602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63412154192798">
                <text:p>0.963412154192798</text:p>
              </table:table-cell>
              <table:table-cell office:value-type="float" office:value="8000">
                <text:p>8000</text:p>
              </table:table-cell>
              <table:table-cell office:value-type="float" office:value="2.09377519127692">
                <text:p>2.09377519127692</text:p>
              </table:table-cell>
              <table:table-cell office:value-type="float" office:value="8000">
                <text:p>8000</text:p>
              </table:table-cell>
              <table:table-cell office:value-type="float" office:value="2.39691498813068">
                <text:p>2.39691498813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951004087007491">
                <text:p>0.951004087007491</text:p>
              </table:table-cell>
              <table:table-cell office:value-type="float" office:value="7000">
                <text:p>7000</text:p>
              </table:table-cell>
              <table:table-cell office:value-type="float" office:value="1.68843276932968">
                <text:p>1.68843276932968</text:p>
              </table:table-cell>
              <table:table-cell office:value-type="float" office:value="7000">
                <text:p>7000</text:p>
              </table:table-cell>
              <table:table-cell office:value-type="float" office:value="2.40211657381135">
                <text:p>2.40211657381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909432252714345">
                <text:p>0.909432252714345</text:p>
              </table:table-cell>
              <table:table-cell office:value-type="float" office:value="6000">
                <text:p>6000</text:p>
              </table:table-cell>
              <table:table-cell office:value-type="float" office:value="1.70241177037083">
                <text:p>1.70241177037083</text:p>
              </table:table-cell>
              <table:table-cell office:value-type="float" office:value="6000">
                <text:p>6000</text:p>
              </table:table-cell>
              <table:table-cell office:value-type="float" office:value="2.36783286685326">
                <text:p>2.367832866853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946595695366885">
                <text:p>0.946595695366885</text:p>
              </table:table-cell>
              <table:table-cell office:value-type="float" office:value="5000">
                <text:p>5000</text:p>
              </table:table-cell>
              <table:table-cell office:value-type="float" office:value="1.70116471303016">
                <text:p>1.70116471303016</text:p>
              </table:table-cell>
              <table:table-cell office:value-type="float" office:value="5000">
                <text:p>5000</text:p>
              </table:table-cell>
              <table:table-cell office:value-type="float" office:value="2.37117963378939">
                <text:p>2.371179633789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94410566675435">
                <text:p>0.94410566675435</text:p>
              </table:table-cell>
              <table:table-cell office:value-type="float" office:value="4000">
                <text:p>4000</text:p>
              </table:table-cell>
              <table:table-cell office:value-type="float" office:value="0.990036027451079">
                <text:p>0.990036027451079</text:p>
              </table:table-cell>
              <table:table-cell office:value-type="float" office:value="4000">
                <text:p>4000</text:p>
              </table:table-cell>
              <table:table-cell office:value-type="float" office:value="2.3716781907491">
                <text:p>2.3716781907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902722519473789">
                <text:p>0.902722519473789</text:p>
              </table:table-cell>
              <table:table-cell office:value-type="float" office:value="3000">
                <text:p>3000</text:p>
              </table:table-cell>
              <table:table-cell office:value-type="float" office:value="0.96835091161802">
                <text:p>0.96835091161802</text:p>
              </table:table-cell>
              <table:table-cell office:value-type="float" office:value="3000">
                <text:p>3000</text:p>
              </table:table-cell>
              <table:table-cell office:value-type="float" office:value="2.2812309197614">
                <text:p>2.2812309197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895298208481366">
                <text:p>0.895298208481366</text:p>
              </table:table-cell>
              <table:table-cell office:value-type="float" office:value="2000">
                <text:p>2000</text:p>
              </table:table-cell>
              <table:table-cell office:value-type="float" office:value="0.403158167051311">
                <text:p>0.403158167051311</text:p>
              </table:table-cell>
              <table:table-cell office:value-type="float" office:value="2000">
                <text:p>2000</text:p>
              </table:table-cell>
              <table:table-cell office:value-type="float" office:value="2.27655668854696">
                <text:p>2.27655668854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834906491657209">
                <text:p>0.834906491657209</text:p>
              </table:table-cell>
              <table:table-cell office:value-type="float" office:value="1000">
                <text:p>1000</text:p>
              </table:table-cell>
              <table:table-cell office:value-type="float" office:value="0.395762326743922">
                <text:p>0.395762326743922</text:p>
              </table:table-cell>
              <table:table-cell office:value-type="float" office:value="1000">
                <text:p>1000</text:p>
              </table:table-cell>
              <table:table-cell office:value-type="float" office:value="2.08478991744556">
                <text:p>2.08478991744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834847641133722">
                <text:p>0.834847641133722</text:p>
              </table:table-cell>
              <table:table-cell office:value-type="float" office:value="900">
                <text:p>900</text:p>
              </table:table-cell>
              <table:table-cell office:value-type="float" office:value="0.402596298965287">
                <text:p>0.402596298965287</text:p>
              </table:table-cell>
              <table:table-cell office:value-type="float" office:value="900">
                <text:p>900</text:p>
              </table:table-cell>
              <table:table-cell office:value-type="float" office:value="2.09816683437026">
                <text:p>2.09816683437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831757914548161">
                <text:p>0.831757914548161</text:p>
              </table:table-cell>
              <table:table-cell office:value-type="float" office:value="800">
                <text:p>800</text:p>
              </table:table-cell>
              <table:table-cell office:value-type="float" office:value="0.182105143391329">
                <text:p>0.182105143391329</text:p>
              </table:table-cell>
              <table:table-cell office:value-type="float" office:value="800">
                <text:p>800</text:p>
              </table:table-cell>
              <table:table-cell office:value-type="float" office:value="2.09221806310977">
                <text:p>2.09221806310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714999788709862">
                <text:p>0.714999788709862</text:p>
              </table:table-cell>
              <table:table-cell office:value-type="float" office:value="700">
                <text:p>700</text:p>
              </table:table-cell>
              <table:table-cell office:value-type="float" office:value="0.181484557439949">
                <text:p>0.181484557439949</text:p>
              </table:table-cell>
              <table:table-cell office:value-type="float" office:value="700">
                <text:p>700</text:p>
              </table:table-cell>
              <table:table-cell office:value-type="float" office:value="1.68066284858014">
                <text:p>1.68066284858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724570386820098">
                <text:p>0.724570386820098</text:p>
              </table:table-cell>
              <table:table-cell office:value-type="float" office:value="600">
                <text:p>600</text:p>
              </table:table-cell>
              <table:table-cell office:value-type="float" office:value="0.182808395304112">
                <text:p>0.182808395304112</text:p>
              </table:table-cell>
              <table:table-cell office:value-type="float" office:value="600">
                <text:p>600</text:p>
              </table:table-cell>
              <table:table-cell office:value-type="float" office:value="1.70350138363911">
                <text:p>1.70350138363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727650842605164">
                <text:p>0.727650842605164</text:p>
              </table:table-cell>
              <table:table-cell office:value-type="float" office:value="500">
                <text:p>500</text:p>
              </table:table-cell>
              <table:table-cell office:value-type="float" office:value="0.182316504370153">
                <text:p>0.182316504370153</text:p>
              </table:table-cell>
              <table:table-cell office:value-type="float" office:value="500">
                <text:p>500</text:p>
              </table:table-cell>
              <table:table-cell office:value-type="float" office:value="1.685671669831">
                <text:p>1.685671669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721133706770579">
                <text:p>0.721133706770579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.69404276621612">
                <text:p>1.69404276621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0.570850885395078">
                <text:p>0.57085088539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1.06524261366191">
                <text:p>1.065242613661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0.569275950243208">
                <text:p>0.56927595024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1.05783108856418">
                <text:p>1.05783108856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0.40380143875081">
                <text:p>0.4038014387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524103476352308">
                <text:p>0.524103476352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0.247244465969155">
                <text:p>0.24724446596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272167824454407">
                <text:p>0.2721678244544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0.244390061717059">
                <text:p>0.24439006171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273331071709626">
                <text:p>0.273331071709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0.25052192508392">
                <text:p>0.2505219250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272825486040726">
                <text:p>0.272825486040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244325026817394">
                <text:p>0.24432502681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269575944627668">
                <text:p>0.269575944627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249579079348021">
                <text:p>0.24957907934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26857890535711">
                <text:p>0.26857890535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0.153055382893681">
                <text:p>0.15305538289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136689667748052">
                <text:p>0.136689667748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0.154363570723849">
                <text:p>0.15436357072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135761020073177">
                <text:p>0.135761020073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115163743144957">
                <text:p>0.11516374314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0692982353491855">
                <text:p>0.0692982353491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0619029948256938">
                <text:p>0.061902994825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348711018466177">
                <text:p>0.0348711018466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0.0611610577792007">
                <text:p>0.061161057779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0345503659557586">
                <text:p>0.0345503659557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.0645440624301775">
                <text:p>0.064544062430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0345330390438897">
                <text:p>0.0345330390438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0.0618771224073977">
                <text:p>0.061877122407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346778278449732">
                <text:p>0.03467782784497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0.0315405018188403">
                <text:p>0.0315405018188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0178046998550838">
                <text:p>0.01780469985508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0310864332977252">
                <text:p>0.031086433297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174419957440229">
                <text:p>0.0174419957440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.0309999424177228">
                <text:p>0.030999942417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173611273980956">
                <text:p>0.0173611273980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0158083495057513">
                <text:p>0.015808349505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889241765584761">
                <text:p>0.0088924176558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0.0105972406141512">
                <text:p>0.010597240614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